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trol_log" table:style-name="ta1">
        <table:shapes>
          <draw:frame draw:z-index="0" draw:style-name="gr1" draw:text-style-name="P1" svg:width="453.51pt" svg:height="255.09pt" svg:x="102.3pt" svg:y="2.83pt">
            <loext:p draw:notify-on-update-of-ranges="control_log.A1:control_log.A500 control_log.M2:control_log.M2 control_log.C1:control_log.C500 control_log.M3:control_log.M3 control_log.B1:control_log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67137" calcext:value-type="float">
            <text:p>67137</text:p>
          </table:table-cell>
          <table:table-cell office:value-type="float" office:value="-1" calcext:value-type="float">
            <text:p>-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67137" calcext:value-type="float">
            <text:p>67137</text:p>
          </table:table-cell>
          <table:table-cell office:value-type="float" office:value="-1" calcext:value-type="float">
            <text:p>-1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Duty Cycle</text:p>
          </table:table-cell>
        </table:table-row>
        <table:table-row table:style-name="ro1">
          <table:table-cell office:value-type="float" office:value="67137" calcext:value-type="float">
            <text:p>67137</text:p>
          </table:table-cell>
          <table:table-cell office:value-type="float" office:value="-1" calcext:value-type="float">
            <text:p>-1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67137" calcext:value-type="float">
            <text:p>67137</text:p>
          </table:table-cell>
          <table:table-cell office:value-type="float" office:value="-1" calcext:value-type="float">
            <text:p>-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67137" calcext:value-type="float">
            <text:p>67137</text:p>
          </table:table-cell>
          <table:table-cell office:value-type="float" office:value="-1902" calcext:value-type="float">
            <text:p>-1902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9729" calcext:value-type="float">
            <text:p>69729</text:p>
          </table:table-cell>
          <table:table-cell office:value-type="float" office:value="-1902" calcext:value-type="float">
            <text:p>-1902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9729" calcext:value-type="float">
            <text:p>69729</text:p>
          </table:table-cell>
          <table:table-cell office:value-type="float" office:value="-1902" calcext:value-type="float">
            <text:p>-1902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9729" calcext:value-type="float">
            <text:p>69729</text:p>
          </table:table-cell>
          <table:table-cell office:value-type="float" office:value="-4144" calcext:value-type="float">
            <text:p>-414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1986" calcext:value-type="float">
            <text:p>71986</text:p>
          </table:table-cell>
          <table:table-cell office:value-type="float" office:value="-4144" calcext:value-type="float">
            <text:p>-414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1986" calcext:value-type="float">
            <text:p>71986</text:p>
          </table:table-cell>
          <table:table-cell office:value-type="float" office:value="-4144" calcext:value-type="float">
            <text:p>-414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1986" calcext:value-type="float">
            <text:p>71986</text:p>
          </table:table-cell>
          <table:table-cell office:value-type="float" office:value="-4144" calcext:value-type="float">
            <text:p>-414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1986" calcext:value-type="float">
            <text:p>71986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4234" calcext:value-type="float">
            <text:p>74234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4234" calcext:value-type="float">
            <text:p>74234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4234" calcext:value-type="float">
            <text:p>74234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6490" calcext:value-type="float">
            <text:p>76490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6490" calcext:value-type="float">
            <text:p>76490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6490" calcext:value-type="float">
            <text:p>76490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6490" calcext:value-type="float">
            <text:p>76490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8745" calcext:value-type="float">
            <text:p>78745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8745" calcext:value-type="float">
            <text:p>78745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8745" calcext:value-type="float">
            <text:p>78745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1004" calcext:value-type="float">
            <text:p>81004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1004" calcext:value-type="float">
            <text:p>81004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1004" calcext:value-type="float">
            <text:p>81004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1004" calcext:value-type="float">
            <text:p>81004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3258" calcext:value-type="float">
            <text:p>8325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3258" calcext:value-type="float">
            <text:p>8325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3258" calcext:value-type="float">
            <text:p>8325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3258" calcext:value-type="float">
            <text:p>83258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5512" calcext:value-type="float">
            <text:p>85512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5512" calcext:value-type="float">
            <text:p>85512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5512" calcext:value-type="float">
            <text:p>85512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7758" calcext:value-type="float">
            <text:p>8775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7758" calcext:value-type="float">
            <text:p>8775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7758" calcext:value-type="float">
            <text:p>8775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7758" calcext:value-type="float">
            <text:p>87758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0012" calcext:value-type="float">
            <text:p>90012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0012" calcext:value-type="float">
            <text:p>90012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0012" calcext:value-type="float">
            <text:p>90012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2266" calcext:value-type="float">
            <text:p>92266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2266" calcext:value-type="float">
            <text:p>92266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2266" calcext:value-type="float">
            <text:p>92266</text:p>
          </table:table-cell>
          <table:table-cell office:value-type="float" office:value="-4227" calcext:value-type="float">
            <text:p>-422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2266" calcext:value-type="float">
            <text:p>92266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4518" calcext:value-type="float">
            <text:p>94518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4518" calcext:value-type="float">
            <text:p>94518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4518" calcext:value-type="float">
            <text:p>94518</text:p>
          </table:table-cell>
          <table:table-cell office:value-type="float" office:value="-4222" calcext:value-type="float">
            <text:p>-422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6767" calcext:value-type="float">
            <text:p>96767</text:p>
          </table:table-cell>
          <table:table-cell office:value-type="float" office:value="-4222" calcext:value-type="float">
            <text:p>-422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6767" calcext:value-type="float">
            <text:p>96767</text:p>
          </table:table-cell>
          <table:table-cell office:value-type="float" office:value="-4222" calcext:value-type="float">
            <text:p>-422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6767" calcext:value-type="float">
            <text:p>96767</text:p>
          </table:table-cell>
          <table:table-cell office:value-type="float" office:value="-4222" calcext:value-type="float">
            <text:p>-422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6767" calcext:value-type="float">
            <text:p>96767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9019" calcext:value-type="float">
            <text:p>99019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9019" calcext:value-type="float">
            <text:p>99019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9019" calcext:value-type="float">
            <text:p>99019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9019" calcext:value-type="float">
            <text:p>99019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1274" calcext:value-type="float">
            <text:p>101274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1274" calcext:value-type="float">
            <text:p>101274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1274" calcext:value-type="float">
            <text:p>101274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3539" calcext:value-type="float">
            <text:p>103539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3539" calcext:value-type="float">
            <text:p>103539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3539" calcext:value-type="float">
            <text:p>103539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3539" calcext:value-type="float">
            <text:p>103539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5801" calcext:value-type="float">
            <text:p>105801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5801" calcext:value-type="float">
            <text:p>105801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5801" calcext:value-type="float">
            <text:p>105801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8061" calcext:value-type="float">
            <text:p>108061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8061" calcext:value-type="float">
            <text:p>108061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8061" calcext:value-type="float">
            <text:p>108061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8061" calcext:value-type="float">
            <text:p>108061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0318" calcext:value-type="float">
            <text:p>110318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0318" calcext:value-type="float">
            <text:p>110318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0318" calcext:value-type="float">
            <text:p>110318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0318" calcext:value-type="float">
            <text:p>11031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2574" calcext:value-type="float">
            <text:p>112574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2574" calcext:value-type="float">
            <text:p>112574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2574" calcext:value-type="float">
            <text:p>112574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4832" calcext:value-type="float">
            <text:p>114832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4832" calcext:value-type="float">
            <text:p>114832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4832" calcext:value-type="float">
            <text:p>114832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4832" calcext:value-type="float">
            <text:p>114832</text:p>
          </table:table-cell>
          <table:table-cell office:value-type="float" office:value="-4221" calcext:value-type="float">
            <text:p>-422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7086" calcext:value-type="float">
            <text:p>117086</text:p>
          </table:table-cell>
          <table:table-cell office:value-type="float" office:value="-4221" calcext:value-type="float">
            <text:p>-422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7086" calcext:value-type="float">
            <text:p>117086</text:p>
          </table:table-cell>
          <table:table-cell office:value-type="float" office:value="-4221" calcext:value-type="float">
            <text:p>-422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7086" calcext:value-type="float">
            <text:p>117086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9338" calcext:value-type="float">
            <text:p>11933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9338" calcext:value-type="float">
            <text:p>11933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9338" calcext:value-type="float">
            <text:p>119338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19338" calcext:value-type="float">
            <text:p>119338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1592" calcext:value-type="float">
            <text:p>121592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1592" calcext:value-type="float">
            <text:p>121592</text:p>
          </table:table-cell>
          <table:table-cell office:value-type="float" office:value="-4226" calcext:value-type="float">
            <text:p>-422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1592" calcext:value-type="float">
            <text:p>121592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3849" calcext:value-type="float">
            <text:p>123849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3849" calcext:value-type="float">
            <text:p>123849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3849" calcext:value-type="float">
            <text:p>123849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3849" calcext:value-type="float">
            <text:p>123849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6113" calcext:value-type="float">
            <text:p>126113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6113" calcext:value-type="float">
            <text:p>126113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6113" calcext:value-type="float">
            <text:p>126113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6113" calcext:value-type="float">
            <text:p>126113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8370" calcext:value-type="float">
            <text:p>128370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8370" calcext:value-type="float">
            <text:p>128370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28370" calcext:value-type="float">
            <text:p>128370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0627" calcext:value-type="float">
            <text:p>130627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0627" calcext:value-type="float">
            <text:p>130627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0627" calcext:value-type="float">
            <text:p>130627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0627" calcext:value-type="float">
            <text:p>130627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2883" calcext:value-type="float">
            <text:p>132883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2883" calcext:value-type="float">
            <text:p>132883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2883" calcext:value-type="float">
            <text:p>132883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5125" calcext:value-type="float">
            <text:p>135125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5125" calcext:value-type="float">
            <text:p>135125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5125" calcext:value-type="float">
            <text:p>135125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5125" calcext:value-type="float">
            <text:p>135125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7365" calcext:value-type="float">
            <text:p>137365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7365" calcext:value-type="float">
            <text:p>137365</text:p>
          </table:table-cell>
          <table:table-cell office:value-type="float" office:value="-4223" calcext:value-type="float">
            <text:p>-42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7365" calcext:value-type="float">
            <text:p>137365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9601" calcext:value-type="float">
            <text:p>139601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9601" calcext:value-type="float">
            <text:p>139601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9601" calcext:value-type="float">
            <text:p>139601</text:p>
          </table:table-cell>
          <table:table-cell office:value-type="float" office:value="-4224" calcext:value-type="float">
            <text:p>-4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9601" calcext:value-type="float">
            <text:p>139601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41843" calcext:value-type="float">
            <text:p>141843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41843" calcext:value-type="float">
            <text:p>141843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41843" calcext:value-type="float">
            <text:p>141843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41843" calcext:value-type="float">
            <text:p>141843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44104" calcext:value-type="float">
            <text:p>144104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44104" calcext:value-type="float">
            <text:p>144104</text:p>
          </table:table-cell>
          <table:table-cell office:value-type="float" office:value="-4225" calcext:value-type="float">
            <text:p>-422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44104" calcext:value-type="float">
            <text:p>144104</text:p>
          </table:table-cell>
          <table:table-cell office:value-type="float" office:value="-4722" calcext:value-type="float">
            <text:p>-472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6355" calcext:value-type="float">
            <text:p>146355</text:p>
          </table:table-cell>
          <table:table-cell office:value-type="float" office:value="-4722" calcext:value-type="float">
            <text:p>-472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6355" calcext:value-type="float">
            <text:p>146355</text:p>
          </table:table-cell>
          <table:table-cell office:value-type="float" office:value="-4722" calcext:value-type="float">
            <text:p>-472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6355" calcext:value-type="float">
            <text:p>146355</text:p>
          </table:table-cell>
          <table:table-cell office:value-type="float" office:value="-4722" calcext:value-type="float">
            <text:p>-472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6355" calcext:value-type="float">
            <text:p>146355</text:p>
          </table:table-cell>
          <table:table-cell office:value-type="float" office:value="-5881" calcext:value-type="float">
            <text:p>-588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148604" calcext:value-type="float">
            <text:p>148604</text:p>
          </table:table-cell>
          <table:table-cell office:value-type="float" office:value="-5881" calcext:value-type="float">
            <text:p>-588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148604" calcext:value-type="float">
            <text:p>148604</text:p>
          </table:table-cell>
          <table:table-cell office:value-type="float" office:value="-5881" calcext:value-type="float">
            <text:p>-588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148604" calcext:value-type="float">
            <text:p>148604</text:p>
          </table:table-cell>
          <table:table-cell office:value-type="float" office:value="-7708" calcext:value-type="float">
            <text:p>-7708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50862" calcext:value-type="float">
            <text:p>150862</text:p>
          </table:table-cell>
          <table:table-cell office:value-type="float" office:value="-7708" calcext:value-type="float">
            <text:p>-7708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50862" calcext:value-type="float">
            <text:p>150862</text:p>
          </table:table-cell>
          <table:table-cell office:value-type="float" office:value="-7708" calcext:value-type="float">
            <text:p>-7708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50862" calcext:value-type="float">
            <text:p>150862</text:p>
          </table:table-cell>
          <table:table-cell office:value-type="float" office:value="-7708" calcext:value-type="float">
            <text:p>-7708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50862" calcext:value-type="float">
            <text:p>150862</text:p>
          </table:table-cell>
          <table:table-cell office:value-type="float" office:value="-11618" calcext:value-type="float">
            <text:p>-116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3112" calcext:value-type="float">
            <text:p>153112</text:p>
          </table:table-cell>
          <table:table-cell office:value-type="float" office:value="-11618" calcext:value-type="float">
            <text:p>-116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3112" calcext:value-type="float">
            <text:p>153112</text:p>
          </table:table-cell>
          <table:table-cell office:value-type="float" office:value="-11618" calcext:value-type="float">
            <text:p>-116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3112" calcext:value-type="float">
            <text:p>153112</text:p>
          </table:table-cell>
          <table:table-cell office:value-type="float" office:value="-14373" calcext:value-type="float">
            <text:p>-1437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5380" calcext:value-type="float">
            <text:p>155380</text:p>
          </table:table-cell>
          <table:table-cell office:value-type="float" office:value="-14373" calcext:value-type="float">
            <text:p>-1437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5380" calcext:value-type="float">
            <text:p>155380</text:p>
          </table:table-cell>
          <table:table-cell office:value-type="float" office:value="-14373" calcext:value-type="float">
            <text:p>-1437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5380" calcext:value-type="float">
            <text:p>155380</text:p>
          </table:table-cell>
          <table:table-cell office:value-type="float" office:value="-14373" calcext:value-type="float">
            <text:p>-1437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5380" calcext:value-type="float">
            <text:p>155380</text:p>
          </table:table-cell>
          <table:table-cell office:value-type="float" office:value="-15015" calcext:value-type="float">
            <text:p>-1501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157638" calcext:value-type="float">
            <text:p>157638</text:p>
          </table:table-cell>
          <table:table-cell office:value-type="float" office:value="-15015" calcext:value-type="float">
            <text:p>-1501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157638" calcext:value-type="float">
            <text:p>157638</text:p>
          </table:table-cell>
          <table:table-cell office:value-type="float" office:value="-15015" calcext:value-type="float">
            <text:p>-1501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157638" calcext:value-type="float">
            <text:p>157638</text:p>
          </table:table-cell>
          <table:table-cell office:value-type="float" office:value="-16825" calcext:value-type="float">
            <text:p>-1682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7638" calcext:value-type="float">
            <text:p>157638</text:p>
          </table:table-cell>
          <table:table-cell office:value-type="float" office:value="-16825" calcext:value-type="float">
            <text:p>-1682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9878" calcext:value-type="float">
            <text:p>159878</text:p>
          </table:table-cell>
          <table:table-cell office:value-type="float" office:value="-16825" calcext:value-type="float">
            <text:p>-1682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9878" calcext:value-type="float">
            <text:p>159878</text:p>
          </table:table-cell>
          <table:table-cell office:value-type="float" office:value="-16825" calcext:value-type="float">
            <text:p>-1682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9878" calcext:value-type="float">
            <text:p>159878</text:p>
          </table:table-cell>
          <table:table-cell office:value-type="float" office:value="-18251" calcext:value-type="float">
            <text:p>-1825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62135" calcext:value-type="float">
            <text:p>162135</text:p>
          </table:table-cell>
          <table:table-cell office:value-type="float" office:value="-18251" calcext:value-type="float">
            <text:p>-1825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62135" calcext:value-type="float">
            <text:p>162135</text:p>
          </table:table-cell>
          <table:table-cell office:value-type="float" office:value="-18251" calcext:value-type="float">
            <text:p>-1825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62135" calcext:value-type="float">
            <text:p>162135</text:p>
          </table:table-cell>
          <table:table-cell office:value-type="float" office:value="-18251" calcext:value-type="float">
            <text:p>-1825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62135" calcext:value-type="float">
            <text:p>162135</text:p>
          </table:table-cell>
          <table:table-cell office:value-type="float" office:value="-20229" calcext:value-type="float">
            <text:p>-2022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64397" calcext:value-type="float">
            <text:p>164397</text:p>
          </table:table-cell>
          <table:table-cell office:value-type="float" office:value="-20229" calcext:value-type="float">
            <text:p>-2022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64397" calcext:value-type="float">
            <text:p>164397</text:p>
          </table:table-cell>
          <table:table-cell office:value-type="float" office:value="-20229" calcext:value-type="float">
            <text:p>-2022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164397" calcext:value-type="float">
            <text:p>164397</text:p>
          </table:table-cell>
          <table:table-cell office:value-type="float" office:value="-22923" calcext:value-type="float">
            <text:p>-22923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66662" calcext:value-type="float">
            <text:p>166662</text:p>
          </table:table-cell>
          <table:table-cell office:value-type="float" office:value="-22923" calcext:value-type="float">
            <text:p>-22923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66662" calcext:value-type="float">
            <text:p>166662</text:p>
          </table:table-cell>
          <table:table-cell office:value-type="float" office:value="-22923" calcext:value-type="float">
            <text:p>-22923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66662" calcext:value-type="float">
            <text:p>166662</text:p>
          </table:table-cell>
          <table:table-cell office:value-type="float" office:value="-22923" calcext:value-type="float">
            <text:p>-22923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66662" calcext:value-type="float">
            <text:p>166662</text:p>
          </table:table-cell>
          <table:table-cell office:value-type="float" office:value="-25570" calcext:value-type="float">
            <text:p>-2557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68920" calcext:value-type="float">
            <text:p>168920</text:p>
          </table:table-cell>
          <table:table-cell office:value-type="float" office:value="-25570" calcext:value-type="float">
            <text:p>-2557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68920" calcext:value-type="float">
            <text:p>168920</text:p>
          </table:table-cell>
          <table:table-cell office:value-type="float" office:value="-25570" calcext:value-type="float">
            <text:p>-2557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168920" calcext:value-type="float">
            <text:p>168920</text:p>
          </table:table-cell>
          <table:table-cell office:value-type="float" office:value="-27927" calcext:value-type="float">
            <text:p>-2792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71170" calcext:value-type="float">
            <text:p>171170</text:p>
          </table:table-cell>
          <table:table-cell office:value-type="float" office:value="-27927" calcext:value-type="float">
            <text:p>-2792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71170" calcext:value-type="float">
            <text:p>171170</text:p>
          </table:table-cell>
          <table:table-cell office:value-type="float" office:value="-27927" calcext:value-type="float">
            <text:p>-2792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71170" calcext:value-type="float">
            <text:p>171170</text:p>
          </table:table-cell>
          <table:table-cell office:value-type="float" office:value="-27927" calcext:value-type="float">
            <text:p>-2792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71170" calcext:value-type="float">
            <text:p>171170</text:p>
          </table:table-cell>
          <table:table-cell office:value-type="float" office:value="-30177" calcext:value-type="float">
            <text:p>-30177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173413" calcext:value-type="float">
            <text:p>173413</text:p>
          </table:table-cell>
          <table:table-cell office:value-type="float" office:value="-30177" calcext:value-type="float">
            <text:p>-30177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173413" calcext:value-type="float">
            <text:p>173413</text:p>
          </table:table-cell>
          <table:table-cell office:value-type="float" office:value="-30177" calcext:value-type="float">
            <text:p>-30177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173413" calcext:value-type="float">
            <text:p>173413</text:p>
          </table:table-cell>
          <table:table-cell office:value-type="float" office:value="-32184" calcext:value-type="float">
            <text:p>-3218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73413" calcext:value-type="float">
            <text:p>173413</text:p>
          </table:table-cell>
          <table:table-cell office:value-type="float" office:value="-32184" calcext:value-type="float">
            <text:p>-3218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75660" calcext:value-type="float">
            <text:p>175660</text:p>
          </table:table-cell>
          <table:table-cell office:value-type="float" office:value="-32184" calcext:value-type="float">
            <text:p>-3218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75660" calcext:value-type="float">
            <text:p>175660</text:p>
          </table:table-cell>
          <table:table-cell office:value-type="float" office:value="-32184" calcext:value-type="float">
            <text:p>-3218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75660" calcext:value-type="float">
            <text:p>175660</text:p>
          </table:table-cell>
          <table:table-cell office:value-type="float" office:value="-32344" calcext:value-type="float">
            <text:p>-3234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77913" calcext:value-type="float">
            <text:p>177913</text:p>
          </table:table-cell>
          <table:table-cell office:value-type="float" office:value="-32344" calcext:value-type="float">
            <text:p>-3234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77913" calcext:value-type="float">
            <text:p>177913</text:p>
          </table:table-cell>
          <table:table-cell office:value-type="float" office:value="-32344" calcext:value-type="float">
            <text:p>-3234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77913" calcext:value-type="float">
            <text:p>177913</text:p>
          </table:table-cell>
          <table:table-cell office:value-type="float" office:value="-32344" calcext:value-type="float">
            <text:p>-3234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77913" calcext:value-type="float">
            <text:p>177913</text:p>
          </table:table-cell>
          <table:table-cell office:value-type="float" office:value="-32344" calcext:value-type="float">
            <text:p>-3234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0164" calcext:value-type="float">
            <text:p>180164</text:p>
          </table:table-cell>
          <table:table-cell office:value-type="float" office:value="-32344" calcext:value-type="float">
            <text:p>-3234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0164" calcext:value-type="float">
            <text:p>180164</text:p>
          </table:table-cell>
          <table:table-cell office:value-type="float" office:value="-32344" calcext:value-type="float">
            <text:p>-3234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0164" calcext:value-type="float">
            <text:p>180164</text:p>
          </table:table-cell>
          <table:table-cell office:value-type="float" office:value="-32349" calcext:value-type="float">
            <text:p>-3234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2405" calcext:value-type="float">
            <text:p>182405</text:p>
          </table:table-cell>
          <table:table-cell office:value-type="float" office:value="-32349" calcext:value-type="float">
            <text:p>-3234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2405" calcext:value-type="float">
            <text:p>182405</text:p>
          </table:table-cell>
          <table:table-cell office:value-type="float" office:value="-32349" calcext:value-type="float">
            <text:p>-3234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2405" calcext:value-type="float">
            <text:p>182405</text:p>
          </table:table-cell>
          <table:table-cell office:value-type="float" office:value="-32349" calcext:value-type="float">
            <text:p>-3234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2405" calcext:value-type="float">
            <text:p>182405</text:p>
          </table:table-cell>
          <table:table-cell office:value-type="float" office:value="-32345" calcext:value-type="float">
            <text:p>-3234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4662" calcext:value-type="float">
            <text:p>184662</text:p>
          </table:table-cell>
          <table:table-cell office:value-type="float" office:value="-32345" calcext:value-type="float">
            <text:p>-3234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4662" calcext:value-type="float">
            <text:p>184662</text:p>
          </table:table-cell>
          <table:table-cell office:value-type="float" office:value="-32345" calcext:value-type="float">
            <text:p>-3234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4662" calcext:value-type="float">
            <text:p>184662</text:p>
          </table:table-cell>
          <table:table-cell office:value-type="float" office:value="-32339" calcext:value-type="float">
            <text:p>-3233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6905" calcext:value-type="float">
            <text:p>186905</text:p>
          </table:table-cell>
          <table:table-cell office:value-type="float" office:value="-32339" calcext:value-type="float">
            <text:p>-3233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6905" calcext:value-type="float">
            <text:p>186905</text:p>
          </table:table-cell>
          <table:table-cell office:value-type="float" office:value="-32339" calcext:value-type="float">
            <text:p>-3233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6905" calcext:value-type="float">
            <text:p>186905</text:p>
          </table:table-cell>
          <table:table-cell office:value-type="float" office:value="-32339" calcext:value-type="float">
            <text:p>-3233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6905" calcext:value-type="float">
            <text:p>186905</text:p>
          </table:table-cell>
          <table:table-cell office:value-type="float" office:value="-32325" calcext:value-type="float">
            <text:p>-3232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9141" calcext:value-type="float">
            <text:p>189141</text:p>
          </table:table-cell>
          <table:table-cell office:value-type="float" office:value="-32325" calcext:value-type="float">
            <text:p>-3232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9141" calcext:value-type="float">
            <text:p>189141</text:p>
          </table:table-cell>
          <table:table-cell office:value-type="float" office:value="-32325" calcext:value-type="float">
            <text:p>-3232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9141" calcext:value-type="float">
            <text:p>189141</text:p>
          </table:table-cell>
          <table:table-cell office:value-type="float" office:value="-32277" calcext:value-type="float">
            <text:p>-3227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91380" calcext:value-type="float">
            <text:p>191380</text:p>
          </table:table-cell>
          <table:table-cell office:value-type="float" office:value="-32277" calcext:value-type="float">
            <text:p>-3227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91380" calcext:value-type="float">
            <text:p>191380</text:p>
          </table:table-cell>
          <table:table-cell office:value-type="float" office:value="-32277" calcext:value-type="float">
            <text:p>-3227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91380" calcext:value-type="float">
            <text:p>191380</text:p>
          </table:table-cell>
          <table:table-cell office:value-type="float" office:value="-32277" calcext:value-type="float">
            <text:p>-3227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91380" calcext:value-type="float">
            <text:p>191380</text:p>
          </table:table-cell>
          <table:table-cell office:value-type="float" office:value="-32155" calcext:value-type="float">
            <text:p>-3215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3638" calcext:value-type="float">
            <text:p>193638</text:p>
          </table:table-cell>
          <table:table-cell office:value-type="float" office:value="-32155" calcext:value-type="float">
            <text:p>-3215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3638" calcext:value-type="float">
            <text:p>193638</text:p>
          </table:table-cell>
          <table:table-cell office:value-type="float" office:value="-32155" calcext:value-type="float">
            <text:p>-3215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3638" calcext:value-type="float">
            <text:p>193638</text:p>
          </table:table-cell>
          <table:table-cell office:value-type="float" office:value="-32155" calcext:value-type="float">
            <text:p>-3215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3638" calcext:value-type="float">
            <text:p>193638</text:p>
          </table:table-cell>
          <table:table-cell office:value-type="float" office:value="-32075" calcext:value-type="float">
            <text:p>-3207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95901" calcext:value-type="float">
            <text:p>195901</text:p>
          </table:table-cell>
          <table:table-cell office:value-type="float" office:value="-32075" calcext:value-type="float">
            <text:p>-3207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95901" calcext:value-type="float">
            <text:p>195901</text:p>
          </table:table-cell>
          <table:table-cell office:value-type="float" office:value="-32075" calcext:value-type="float">
            <text:p>-3207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95901" calcext:value-type="float">
            <text:p>195901</text:p>
          </table:table-cell>
          <table:table-cell office:value-type="float" office:value="-32054" calcext:value-type="float">
            <text:p>-3205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98148" calcext:value-type="float">
            <text:p>198148</text:p>
          </table:table-cell>
          <table:table-cell office:value-type="float" office:value="-32054" calcext:value-type="float">
            <text:p>-3205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98148" calcext:value-type="float">
            <text:p>198148</text:p>
          </table:table-cell>
          <table:table-cell office:value-type="float" office:value="-32054" calcext:value-type="float">
            <text:p>-3205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98148" calcext:value-type="float">
            <text:p>198148</text:p>
          </table:table-cell>
          <table:table-cell office:value-type="float" office:value="-32054" calcext:value-type="float">
            <text:p>-3205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98148" calcext:value-type="float">
            <text:p>198148</text:p>
          </table:table-cell>
          <table:table-cell office:value-type="float" office:value="-32051" calcext:value-type="float">
            <text:p>-3205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0400" calcext:value-type="float">
            <text:p>200400</text:p>
          </table:table-cell>
          <table:table-cell office:value-type="float" office:value="-32051" calcext:value-type="float">
            <text:p>-3205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0400" calcext:value-type="float">
            <text:p>200400</text:p>
          </table:table-cell>
          <table:table-cell office:value-type="float" office:value="-32051" calcext:value-type="float">
            <text:p>-3205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0400" calcext:value-type="float">
            <text:p>200400</text:p>
          </table:table-cell>
          <table:table-cell office:value-type="float" office:value="-32048" calcext:value-type="float">
            <text:p>-3204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2662" calcext:value-type="float">
            <text:p>202662</text:p>
          </table:table-cell>
          <table:table-cell office:value-type="float" office:value="-32048" calcext:value-type="float">
            <text:p>-3204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2662" calcext:value-type="float">
            <text:p>202662</text:p>
          </table:table-cell>
          <table:table-cell office:value-type="float" office:value="-32048" calcext:value-type="float">
            <text:p>-3204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2662" calcext:value-type="float">
            <text:p>202662</text:p>
          </table:table-cell>
          <table:table-cell office:value-type="float" office:value="-32048" calcext:value-type="float">
            <text:p>-3204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2662" calcext:value-type="float">
            <text:p>202662</text:p>
          </table:table-cell>
          <table:table-cell office:value-type="float" office:value="-31878" calcext:value-type="float">
            <text:p>-3187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4920" calcext:value-type="float">
            <text:p>204920</text:p>
          </table:table-cell>
          <table:table-cell office:value-type="float" office:value="-31878" calcext:value-type="float">
            <text:p>-3187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4920" calcext:value-type="float">
            <text:p>204920</text:p>
          </table:table-cell>
          <table:table-cell office:value-type="float" office:value="-31878" calcext:value-type="float">
            <text:p>-3187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4920" calcext:value-type="float">
            <text:p>204920</text:p>
          </table:table-cell>
          <table:table-cell office:value-type="float" office:value="-31530" calcext:value-type="float">
            <text:p>-31530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7173" calcext:value-type="float">
            <text:p>207173</text:p>
          </table:table-cell>
          <table:table-cell office:value-type="float" office:value="-31530" calcext:value-type="float">
            <text:p>-31530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7173" calcext:value-type="float">
            <text:p>207173</text:p>
          </table:table-cell>
          <table:table-cell office:value-type="float" office:value="-31530" calcext:value-type="float">
            <text:p>-31530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7173" calcext:value-type="float">
            <text:p>207173</text:p>
          </table:table-cell>
          <table:table-cell office:value-type="float" office:value="-31530" calcext:value-type="float">
            <text:p>-31530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7173" calcext:value-type="float">
            <text:p>207173</text:p>
          </table:table-cell>
          <table:table-cell office:value-type="float" office:value="-31148" calcext:value-type="float">
            <text:p>-3114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9444" calcext:value-type="float">
            <text:p>209444</text:p>
          </table:table-cell>
          <table:table-cell office:value-type="float" office:value="-31148" calcext:value-type="float">
            <text:p>-3114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9444" calcext:value-type="float">
            <text:p>209444</text:p>
          </table:table-cell>
          <table:table-cell office:value-type="float" office:value="-31148" calcext:value-type="float">
            <text:p>-3114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9444" calcext:value-type="float">
            <text:p>209444</text:p>
          </table:table-cell>
          <table:table-cell office:value-type="float" office:value="-31148" calcext:value-type="float">
            <text:p>-3114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9444" calcext:value-type="float">
            <text:p>209444</text:p>
          </table:table-cell>
          <table:table-cell office:value-type="float" office:value="-30938" calcext:value-type="float">
            <text:p>-3093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11699" calcext:value-type="float">
            <text:p>211699</text:p>
          </table:table-cell>
          <table:table-cell office:value-type="float" office:value="-30938" calcext:value-type="float">
            <text:p>-3093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11699" calcext:value-type="float">
            <text:p>211699</text:p>
          </table:table-cell>
          <table:table-cell office:value-type="float" office:value="-30938" calcext:value-type="float">
            <text:p>-3093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11699" calcext:value-type="float">
            <text:p>211699</text:p>
          </table:table-cell>
          <table:table-cell office:value-type="float" office:value="-30319" calcext:value-type="float">
            <text:p>-303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13961" calcext:value-type="float">
            <text:p>213961</text:p>
          </table:table-cell>
          <table:table-cell office:value-type="float" office:value="-30319" calcext:value-type="float">
            <text:p>-303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13961" calcext:value-type="float">
            <text:p>213961</text:p>
          </table:table-cell>
          <table:table-cell office:value-type="float" office:value="-30319" calcext:value-type="float">
            <text:p>-303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13961" calcext:value-type="float">
            <text:p>213961</text:p>
          </table:table-cell>
          <table:table-cell office:value-type="float" office:value="-30319" calcext:value-type="float">
            <text:p>-303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13961" calcext:value-type="float">
            <text:p>213961</text:p>
          </table:table-cell>
          <table:table-cell office:value-type="float" office:value="-29607" calcext:value-type="float">
            <text:p>-2960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16226" calcext:value-type="float">
            <text:p>216226</text:p>
          </table:table-cell>
          <table:table-cell office:value-type="float" office:value="-29607" calcext:value-type="float">
            <text:p>-2960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16226" calcext:value-type="float">
            <text:p>216226</text:p>
          </table:table-cell>
          <table:table-cell office:value-type="float" office:value="-29607" calcext:value-type="float">
            <text:p>-2960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16226" calcext:value-type="float">
            <text:p>216226</text:p>
          </table:table-cell>
          <table:table-cell office:value-type="float" office:value="-27940" calcext:value-type="float">
            <text:p>-27940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18493" calcext:value-type="float">
            <text:p>218493</text:p>
          </table:table-cell>
          <table:table-cell office:value-type="float" office:value="-27940" calcext:value-type="float">
            <text:p>-27940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18493" calcext:value-type="float">
            <text:p>218493</text:p>
          </table:table-cell>
          <table:table-cell office:value-type="float" office:value="-27940" calcext:value-type="float">
            <text:p>-27940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18493" calcext:value-type="float">
            <text:p>218493</text:p>
          </table:table-cell>
          <table:table-cell office:value-type="float" office:value="-27940" calcext:value-type="float">
            <text:p>-27940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18493" calcext:value-type="float">
            <text:p>218493</text:p>
          </table:table-cell>
          <table:table-cell office:value-type="float" office:value="-26710" calcext:value-type="float">
            <text:p>-2671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20745" calcext:value-type="float">
            <text:p>220745</text:p>
          </table:table-cell>
          <table:table-cell office:value-type="float" office:value="-26710" calcext:value-type="float">
            <text:p>-2671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20745" calcext:value-type="float">
            <text:p>220745</text:p>
          </table:table-cell>
          <table:table-cell office:value-type="float" office:value="-26710" calcext:value-type="float">
            <text:p>-2671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20745" calcext:value-type="float">
            <text:p>220745</text:p>
          </table:table-cell>
          <table:table-cell office:value-type="float" office:value="-26710" calcext:value-type="float">
            <text:p>-2671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20745" calcext:value-type="float">
            <text:p>220745</text:p>
          </table:table-cell>
          <table:table-cell office:value-type="float" office:value="-25163" calcext:value-type="float">
            <text:p>-2516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22994" calcext:value-type="float">
            <text:p>222994</text:p>
          </table:table-cell>
          <table:table-cell office:value-type="float" office:value="-25163" calcext:value-type="float">
            <text:p>-2516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22994" calcext:value-type="float">
            <text:p>222994</text:p>
          </table:table-cell>
          <table:table-cell office:value-type="float" office:value="-25163" calcext:value-type="float">
            <text:p>-25163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222994" calcext:value-type="float">
            <text:p>222994</text:p>
          </table:table-cell>
          <table:table-cell office:value-type="float" office:value="-23843" calcext:value-type="float">
            <text:p>-2384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25233" calcext:value-type="float">
            <text:p>225233</text:p>
          </table:table-cell>
          <table:table-cell office:value-type="float" office:value="-23843" calcext:value-type="float">
            <text:p>-2384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25233" calcext:value-type="float">
            <text:p>225233</text:p>
          </table:table-cell>
          <table:table-cell office:value-type="float" office:value="-23843" calcext:value-type="float">
            <text:p>-2384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25233" calcext:value-type="float">
            <text:p>225233</text:p>
          </table:table-cell>
          <table:table-cell office:value-type="float" office:value="-23843" calcext:value-type="float">
            <text:p>-2384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25233" calcext:value-type="float">
            <text:p>225233</text:p>
          </table:table-cell>
          <table:table-cell office:value-type="float" office:value="-21878" calcext:value-type="float">
            <text:p>-2187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27492" calcext:value-type="float">
            <text:p>227492</text:p>
          </table:table-cell>
          <table:table-cell office:value-type="float" office:value="-21878" calcext:value-type="float">
            <text:p>-2187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27492" calcext:value-type="float">
            <text:p>227492</text:p>
          </table:table-cell>
          <table:table-cell office:value-type="float" office:value="-21878" calcext:value-type="float">
            <text:p>-2187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27492" calcext:value-type="float">
            <text:p>227492</text:p>
          </table:table-cell>
          <table:table-cell office:value-type="float" office:value="-18991" calcext:value-type="float">
            <text:p>-18991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29735" calcext:value-type="float">
            <text:p>229735</text:p>
          </table:table-cell>
          <table:table-cell office:value-type="float" office:value="-18991" calcext:value-type="float">
            <text:p>-18991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29735" calcext:value-type="float">
            <text:p>229735</text:p>
          </table:table-cell>
          <table:table-cell office:value-type="float" office:value="-18991" calcext:value-type="float">
            <text:p>-18991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29735" calcext:value-type="float">
            <text:p>229735</text:p>
          </table:table-cell>
          <table:table-cell office:value-type="float" office:value="-18991" calcext:value-type="float">
            <text:p>-18991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29735" calcext:value-type="float">
            <text:p>229735</text:p>
          </table:table-cell>
          <table:table-cell office:value-type="float" office:value="-15813" calcext:value-type="float">
            <text:p>-1581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31977" calcext:value-type="float">
            <text:p>231977</text:p>
          </table:table-cell>
          <table:table-cell office:value-type="float" office:value="-15813" calcext:value-type="float">
            <text:p>-1581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31977" calcext:value-type="float">
            <text:p>231977</text:p>
          </table:table-cell>
          <table:table-cell office:value-type="float" office:value="-15813" calcext:value-type="float">
            <text:p>-15813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31977" calcext:value-type="float">
            <text:p>231977</text:p>
          </table:table-cell>
          <table:table-cell office:value-type="float" office:value="-12756" calcext:value-type="float">
            <text:p>-1275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34257" calcext:value-type="float">
            <text:p>234257</text:p>
          </table:table-cell>
          <table:table-cell office:value-type="float" office:value="-12756" calcext:value-type="float">
            <text:p>-1275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34257" calcext:value-type="float">
            <text:p>234257</text:p>
          </table:table-cell>
          <table:table-cell office:value-type="float" office:value="-12756" calcext:value-type="float">
            <text:p>-1275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34257" calcext:value-type="float">
            <text:p>234257</text:p>
          </table:table-cell>
          <table:table-cell office:value-type="float" office:value="-12756" calcext:value-type="float">
            <text:p>-1275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34257" calcext:value-type="float">
            <text:p>234257</text:p>
          </table:table-cell>
          <table:table-cell office:value-type="float" office:value="-10325" calcext:value-type="float">
            <text:p>-1032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36534" calcext:value-type="float">
            <text:p>236534</text:p>
          </table:table-cell>
          <table:table-cell office:value-type="float" office:value="-10325" calcext:value-type="float">
            <text:p>-1032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36534" calcext:value-type="float">
            <text:p>236534</text:p>
          </table:table-cell>
          <table:table-cell office:value-type="float" office:value="-10325" calcext:value-type="float">
            <text:p>-1032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36534" calcext:value-type="float">
            <text:p>236534</text:p>
          </table:table-cell>
          <table:table-cell office:value-type="float" office:value="-10325" calcext:value-type="float">
            <text:p>-1032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36534" calcext:value-type="float">
            <text:p>236534</text:p>
          </table:table-cell>
          <table:table-cell office:value-type="float" office:value="-8718" calcext:value-type="float">
            <text:p>-87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38805" calcext:value-type="float">
            <text:p>238805</text:p>
          </table:table-cell>
          <table:table-cell office:value-type="float" office:value="-8718" calcext:value-type="float">
            <text:p>-87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38805" calcext:value-type="float">
            <text:p>238805</text:p>
          </table:table-cell>
          <table:table-cell office:value-type="float" office:value="-8718" calcext:value-type="float">
            <text:p>-87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38805" calcext:value-type="float">
            <text:p>238805</text:p>
          </table:table-cell>
          <table:table-cell office:value-type="float" office:value="-7055" calcext:value-type="float">
            <text:p>-705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41052" calcext:value-type="float">
            <text:p>241052</text:p>
          </table:table-cell>
          <table:table-cell office:value-type="float" office:value="-7055" calcext:value-type="float">
            <text:p>-705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41052" calcext:value-type="float">
            <text:p>241052</text:p>
          </table:table-cell>
          <table:table-cell office:value-type="float" office:value="-7055" calcext:value-type="float">
            <text:p>-705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41052" calcext:value-type="float">
            <text:p>241052</text:p>
          </table:table-cell>
          <table:table-cell office:value-type="float" office:value="-7055" calcext:value-type="float">
            <text:p>-705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41052" calcext:value-type="float">
            <text:p>241052</text:p>
          </table:table-cell>
          <table:table-cell office:value-type="float" office:value="-5095" calcext:value-type="float">
            <text:p>-5095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43302" calcext:value-type="float">
            <text:p>243302</text:p>
          </table:table-cell>
          <table:table-cell office:value-type="float" office:value="-5095" calcext:value-type="float">
            <text:p>-5095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43302" calcext:value-type="float">
            <text:p>243302</text:p>
          </table:table-cell>
          <table:table-cell office:value-type="float" office:value="-5095" calcext:value-type="float">
            <text:p>-5095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43302" calcext:value-type="float">
            <text:p>243302</text:p>
          </table:table-cell>
          <table:table-cell office:value-type="float" office:value="-3708" calcext:value-type="float">
            <text:p>-370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45560" calcext:value-type="float">
            <text:p>245560</text:p>
          </table:table-cell>
          <table:table-cell office:value-type="float" office:value="-3708" calcext:value-type="float">
            <text:p>-370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45560" calcext:value-type="float">
            <text:p>245560</text:p>
          </table:table-cell>
          <table:table-cell office:value-type="float" office:value="-3708" calcext:value-type="float">
            <text:p>-370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45560" calcext:value-type="float">
            <text:p>245560</text:p>
          </table:table-cell>
          <table:table-cell office:value-type="float" office:value="-3708" calcext:value-type="float">
            <text:p>-370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45560" calcext:value-type="float">
            <text:p>245560</text:p>
          </table:table-cell>
          <table:table-cell office:value-type="float" office:value="-2397" calcext:value-type="float">
            <text:p>-23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47807" calcext:value-type="float">
            <text:p>247807</text:p>
          </table:table-cell>
          <table:table-cell office:value-type="float" office:value="-2397" calcext:value-type="float">
            <text:p>-23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47807" calcext:value-type="float">
            <text:p>247807</text:p>
          </table:table-cell>
          <table:table-cell office:value-type="float" office:value="-2397" calcext:value-type="float">
            <text:p>-23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47807" calcext:value-type="float">
            <text:p>247807</text:p>
          </table:table-cell>
          <table:table-cell office:value-type="float" office:value="-1946" calcext:value-type="float">
            <text:p>-194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0063" calcext:value-type="float">
            <text:p>250063</text:p>
          </table:table-cell>
          <table:table-cell office:value-type="float" office:value="-1946" calcext:value-type="float">
            <text:p>-194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0063" calcext:value-type="float">
            <text:p>250063</text:p>
          </table:table-cell>
          <table:table-cell office:value-type="float" office:value="-1946" calcext:value-type="float">
            <text:p>-194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0063" calcext:value-type="float">
            <text:p>250063</text:p>
          </table:table-cell>
          <table:table-cell office:value-type="float" office:value="-1946" calcext:value-type="float">
            <text:p>-194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0063" calcext:value-type="float">
            <text:p>250063</text:p>
          </table:table-cell>
          <table:table-cell office:value-type="float" office:value="-1947" calcext:value-type="float">
            <text:p>-194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2312" calcext:value-type="float">
            <text:p>252312</text:p>
          </table:table-cell>
          <table:table-cell office:value-type="float" office:value="-1947" calcext:value-type="float">
            <text:p>-194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2312" calcext:value-type="float">
            <text:p>252312</text:p>
          </table:table-cell>
          <table:table-cell office:value-type="float" office:value="-1947" calcext:value-type="float">
            <text:p>-194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2312" calcext:value-type="float">
            <text:p>252312</text:p>
          </table:table-cell>
          <table:table-cell office:value-type="float" office:value="-1947" calcext:value-type="float">
            <text:p>-194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2312" calcext:value-type="float">
            <text:p>252312</text:p>
          </table:table-cell>
          <table:table-cell office:value-type="float" office:value="-1953" calcext:value-type="float">
            <text:p>-195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4558" calcext:value-type="float">
            <text:p>254558</text:p>
          </table:table-cell>
          <table:table-cell office:value-type="float" office:value="-1953" calcext:value-type="float">
            <text:p>-195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4558" calcext:value-type="float">
            <text:p>254558</text:p>
          </table:table-cell>
          <table:table-cell office:value-type="float" office:value="-1953" calcext:value-type="float">
            <text:p>-195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4558" calcext:value-type="float">
            <text:p>254558</text:p>
          </table:table-cell>
          <table:table-cell office:value-type="float" office:value="-2018" calcext:value-type="float">
            <text:p>-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56807" calcext:value-type="float">
            <text:p>256807</text:p>
          </table:table-cell>
          <table:table-cell office:value-type="float" office:value="-2018" calcext:value-type="float">
            <text:p>-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56807" calcext:value-type="float">
            <text:p>256807</text:p>
          </table:table-cell>
          <table:table-cell office:value-type="float" office:value="-2018" calcext:value-type="float">
            <text:p>-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56807" calcext:value-type="float">
            <text:p>256807</text:p>
          </table:table-cell>
          <table:table-cell office:value-type="float" office:value="-2018" calcext:value-type="float">
            <text:p>-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56807" calcext:value-type="float">
            <text:p>256807</text:p>
          </table:table-cell>
          <table:table-cell office:value-type="float" office:value="-2019" calcext:value-type="float">
            <text:p>-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59072" calcext:value-type="float">
            <text:p>259072</text:p>
          </table:table-cell>
          <table:table-cell office:value-type="float" office:value="-2019" calcext:value-type="float">
            <text:p>-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59072" calcext:value-type="float">
            <text:p>259072</text:p>
          </table:table-cell>
          <table:table-cell office:value-type="float" office:value="-2019" calcext:value-type="float">
            <text:p>-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59072" calcext:value-type="float">
            <text:p>259072</text:p>
          </table:table-cell>
          <table:table-cell office:value-type="float" office:value="-2021" calcext:value-type="float">
            <text:p>-202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1334" calcext:value-type="float">
            <text:p>261334</text:p>
          </table:table-cell>
          <table:table-cell office:value-type="float" office:value="-2021" calcext:value-type="float">
            <text:p>-202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1334" calcext:value-type="float">
            <text:p>261334</text:p>
          </table:table-cell>
          <table:table-cell office:value-type="float" office:value="-2021" calcext:value-type="float">
            <text:p>-202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1334" calcext:value-type="float">
            <text:p>261334</text:p>
          </table:table-cell>
          <table:table-cell office:value-type="float" office:value="-2021" calcext:value-type="float">
            <text:p>-202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1334" calcext:value-type="float">
            <text:p>261334</text:p>
          </table:table-cell>
          <table:table-cell office:value-type="float" office:value="-2021" calcext:value-type="float">
            <text:p>-202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3607" calcext:value-type="float">
            <text:p>263607</text:p>
          </table:table-cell>
          <table:table-cell office:value-type="float" office:value="-2021" calcext:value-type="float">
            <text:p>-202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3607" calcext:value-type="float">
            <text:p>263607</text:p>
          </table:table-cell>
          <table:table-cell office:value-type="float" office:value="-2021" calcext:value-type="float">
            <text:p>-202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3607" calcext:value-type="float">
            <text:p>263607</text:p>
          </table:table-cell>
          <table:table-cell office:value-type="float" office:value="-2022" calcext:value-type="float">
            <text:p>-202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3607" calcext:value-type="float">
            <text:p>263607</text:p>
          </table:table-cell>
          <table:table-cell office:value-type="float" office:value="-2022" calcext:value-type="float">
            <text:p>-202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5856" calcext:value-type="float">
            <text:p>265856</text:p>
          </table:table-cell>
          <table:table-cell office:value-type="float" office:value="-2022" calcext:value-type="float">
            <text:p>-202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5856" calcext:value-type="float">
            <text:p>265856</text:p>
          </table:table-cell>
          <table:table-cell office:value-type="float" office:value="-2022" calcext:value-type="float">
            <text:p>-202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5856" calcext:value-type="float">
            <text:p>265856</text:p>
          </table:table-cell>
          <table:table-cell office:value-type="float" office:value="-2020" calcext:value-type="float">
            <text:p>-202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8112" calcext:value-type="float">
            <text:p>268112</text:p>
          </table:table-cell>
          <table:table-cell office:value-type="float" office:value="-2020" calcext:value-type="float">
            <text:p>-202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8112" calcext:value-type="float">
            <text:p>268112</text:p>
          </table:table-cell>
          <table:table-cell office:value-type="float" office:value="-2020" calcext:value-type="float">
            <text:p>-202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8112" calcext:value-type="float">
            <text:p>268112</text:p>
          </table:table-cell>
          <table:table-cell office:value-type="float" office:value="-2020" calcext:value-type="float">
            <text:p>-202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8112" calcext:value-type="float">
            <text:p>268112</text:p>
          </table:table-cell>
          <table:table-cell office:value-type="float" office:value="-2036" calcext:value-type="float">
            <text:p>-203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70384" calcext:value-type="float">
            <text:p>270384</text:p>
          </table:table-cell>
          <table:table-cell office:value-type="float" office:value="-2036" calcext:value-type="float">
            <text:p>-203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70384" calcext:value-type="float">
            <text:p>270384</text:p>
          </table:table-cell>
          <table:table-cell office:value-type="float" office:value="-2036" calcext:value-type="float">
            <text:p>-203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70384" calcext:value-type="float">
            <text:p>270384</text:p>
          </table:table-cell>
          <table:table-cell office:value-type="float" office:value="-2435" calcext:value-type="float">
            <text:p>-24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2643" calcext:value-type="float">
            <text:p>272643</text:p>
          </table:table-cell>
          <table:table-cell office:value-type="float" office:value="-2435" calcext:value-type="float">
            <text:p>-24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2643" calcext:value-type="float">
            <text:p>272643</text:p>
          </table:table-cell>
          <table:table-cell office:value-type="float" office:value="-2435" calcext:value-type="float">
            <text:p>-24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2643" calcext:value-type="float">
            <text:p>272643</text:p>
          </table:table-cell>
          <table:table-cell office:value-type="float" office:value="-2435" calcext:value-type="float">
            <text:p>-24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2643" calcext:value-type="float">
            <text:p>272643</text:p>
          </table:table-cell>
          <table:table-cell office:value-type="float" office:value="-2851" calcext:value-type="float">
            <text:p>-285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float" office:value="-2851" calcext:value-type="float">
            <text:p>-285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float" office:value="-2851" calcext:value-type="float">
            <text:p>-285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float" office:value="-4512" calcext:value-type="float">
            <text:p>-451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77162" calcext:value-type="float">
            <text:p>277162</text:p>
          </table:table-cell>
          <table:table-cell office:value-type="float" office:value="-4512" calcext:value-type="float">
            <text:p>-451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77162" calcext:value-type="float">
            <text:p>277162</text:p>
          </table:table-cell>
          <table:table-cell office:value-type="float" office:value="-4512" calcext:value-type="float">
            <text:p>-451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77162" calcext:value-type="float">
            <text:p>277162</text:p>
          </table:table-cell>
          <table:table-cell office:value-type="float" office:value="-4512" calcext:value-type="float">
            <text:p>-451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77162" calcext:value-type="float">
            <text:p>277162</text:p>
          </table:table-cell>
          <table:table-cell office:value-type="float" office:value="-5579" calcext:value-type="float">
            <text:p>-557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79420" calcext:value-type="float">
            <text:p>279420</text:p>
          </table:table-cell>
          <table:table-cell office:value-type="float" office:value="-5579" calcext:value-type="float">
            <text:p>-557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79420" calcext:value-type="float">
            <text:p>279420</text:p>
          </table:table-cell>
          <table:table-cell office:value-type="float" office:value="-5579" calcext:value-type="float">
            <text:p>-557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79420" calcext:value-type="float">
            <text:p>279420</text:p>
          </table:table-cell>
          <table:table-cell office:value-type="float" office:value="-5579" calcext:value-type="float">
            <text:p>-557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79420" calcext:value-type="float">
            <text:p>279420</text:p>
          </table:table-cell>
          <table:table-cell office:value-type="float" office:value="-7811" calcext:value-type="float">
            <text:p>-781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81700" calcext:value-type="float">
            <text:p>281700</text:p>
          </table:table-cell>
          <table:table-cell office:value-type="float" office:value="-7811" calcext:value-type="float">
            <text:p>-781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81700" calcext:value-type="float">
            <text:p>281700</text:p>
          </table:table-cell>
          <table:table-cell office:value-type="float" office:value="-7811" calcext:value-type="float">
            <text:p>-781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81700" calcext:value-type="float">
            <text:p>281700</text:p>
          </table:table-cell>
          <table:table-cell office:value-type="float" office:value="-10229" calcext:value-type="float">
            <text:p>-1022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83946" calcext:value-type="float">
            <text:p>283946</text:p>
          </table:table-cell>
          <table:table-cell office:value-type="float" office:value="-10229" calcext:value-type="float">
            <text:p>-1022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83946" calcext:value-type="float">
            <text:p>283946</text:p>
          </table:table-cell>
          <table:table-cell office:value-type="float" office:value="-10229" calcext:value-type="float">
            <text:p>-1022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83946" calcext:value-type="float">
            <text:p>283946</text:p>
          </table:table-cell>
          <table:table-cell office:value-type="float" office:value="-10229" calcext:value-type="float">
            <text:p>-1022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283946" calcext:value-type="float">
            <text:p>283946</text:p>
          </table:table-cell>
          <table:table-cell office:value-type="float" office:value="-13238" calcext:value-type="float">
            <text:p>-1323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86191" calcext:value-type="float">
            <text:p>286191</text:p>
          </table:table-cell>
          <table:table-cell office:value-type="float" office:value="-13238" calcext:value-type="float">
            <text:p>-1323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86191" calcext:value-type="float">
            <text:p>286191</text:p>
          </table:table-cell>
          <table:table-cell office:value-type="float" office:value="-13238" calcext:value-type="float">
            <text:p>-1323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86191" calcext:value-type="float">
            <text:p>286191</text:p>
          </table:table-cell>
          <table:table-cell office:value-type="float" office:value="-16094" calcext:value-type="float">
            <text:p>-1609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88456" calcext:value-type="float">
            <text:p>288456</text:p>
          </table:table-cell>
          <table:table-cell office:value-type="float" office:value="-16094" calcext:value-type="float">
            <text:p>-1609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88456" calcext:value-type="float">
            <text:p>288456</text:p>
          </table:table-cell>
          <table:table-cell office:value-type="float" office:value="-16094" calcext:value-type="float">
            <text:p>-1609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88456" calcext:value-type="float">
            <text:p>288456</text:p>
          </table:table-cell>
          <table:table-cell office:value-type="float" office:value="-16094" calcext:value-type="float">
            <text:p>-1609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88456" calcext:value-type="float">
            <text:p>288456</text:p>
          </table:table-cell>
          <table:table-cell office:value-type="float" office:value="-18668" calcext:value-type="float">
            <text:p>-1866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90701" calcext:value-type="float">
            <text:p>290701</text:p>
          </table:table-cell>
          <table:table-cell office:value-type="float" office:value="-18668" calcext:value-type="float">
            <text:p>-1866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90701" calcext:value-type="float">
            <text:p>290701</text:p>
          </table:table-cell>
          <table:table-cell office:value-type="float" office:value="-18668" calcext:value-type="float">
            <text:p>-1866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90701" calcext:value-type="float">
            <text:p>290701</text:p>
          </table:table-cell>
          <table:table-cell office:value-type="float" office:value="-20710" calcext:value-type="float">
            <text:p>-2071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2949" calcext:value-type="float">
            <text:p>292949</text:p>
          </table:table-cell>
          <table:table-cell office:value-type="float" office:value="-20710" calcext:value-type="float">
            <text:p>-2071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2949" calcext:value-type="float">
            <text:p>292949</text:p>
          </table:table-cell>
          <table:table-cell office:value-type="float" office:value="-20710" calcext:value-type="float">
            <text:p>-2071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2949" calcext:value-type="float">
            <text:p>292949</text:p>
          </table:table-cell>
          <table:table-cell office:value-type="float" office:value="-20710" calcext:value-type="float">
            <text:p>-2071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2949" calcext:value-type="float">
            <text:p>292949</text:p>
          </table:table-cell>
          <table:table-cell office:value-type="float" office:value="-22579" calcext:value-type="float">
            <text:p>-22579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95201" calcext:value-type="float">
            <text:p>295201</text:p>
          </table:table-cell>
          <table:table-cell office:value-type="float" office:value="-22579" calcext:value-type="float">
            <text:p>-22579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95201" calcext:value-type="float">
            <text:p>295201</text:p>
          </table:table-cell>
          <table:table-cell office:value-type="float" office:value="-22579" calcext:value-type="float">
            <text:p>-22579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95201" calcext:value-type="float">
            <text:p>295201</text:p>
          </table:table-cell>
          <table:table-cell office:value-type="float" office:value="-22579" calcext:value-type="float">
            <text:p>-22579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95201" calcext:value-type="float">
            <text:p>295201</text:p>
          </table:table-cell>
          <table:table-cell office:value-type="float" office:value="-24776" calcext:value-type="float">
            <text:p>-2477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97458" calcext:value-type="float">
            <text:p>297458</text:p>
          </table:table-cell>
          <table:table-cell office:value-type="float" office:value="-24776" calcext:value-type="float">
            <text:p>-2477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97458" calcext:value-type="float">
            <text:p>297458</text:p>
          </table:table-cell>
          <table:table-cell office:value-type="float" office:value="-24776" calcext:value-type="float">
            <text:p>-2477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97458" calcext:value-type="float">
            <text:p>297458</text:p>
          </table:table-cell>
          <table:table-cell office:value-type="float" office:value="-25901" calcext:value-type="float">
            <text:p>-2590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99708" calcext:value-type="float">
            <text:p>299708</text:p>
          </table:table-cell>
          <table:table-cell office:value-type="float" office:value="-25901" calcext:value-type="float">
            <text:p>-2590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99708" calcext:value-type="float">
            <text:p>299708</text:p>
          </table:table-cell>
          <table:table-cell office:value-type="float" office:value="-25901" calcext:value-type="float">
            <text:p>-2590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99708" calcext:value-type="float">
            <text:p>299708</text:p>
          </table:table-cell>
          <table:table-cell office:value-type="float" office:value="-25901" calcext:value-type="float">
            <text:p>-2590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99708" calcext:value-type="float">
            <text:p>299708</text:p>
          </table:table-cell>
          <table:table-cell office:value-type="float" office:value="-27217" calcext:value-type="float">
            <text:p>-272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1967" calcext:value-type="float">
            <text:p>301967</text:p>
          </table:table-cell>
          <table:table-cell office:value-type="float" office:value="-27217" calcext:value-type="float">
            <text:p>-272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1967" calcext:value-type="float">
            <text:p>301967</text:p>
          </table:table-cell>
          <table:table-cell office:value-type="float" office:value="-27217" calcext:value-type="float">
            <text:p>-272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1967" calcext:value-type="float">
            <text:p>301967</text:p>
          </table:table-cell>
          <table:table-cell office:value-type="float" office:value="-27699" calcext:value-type="float">
            <text:p>-2769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04219" calcext:value-type="float">
            <text:p>304219</text:p>
          </table:table-cell>
          <table:table-cell office:value-type="float" office:value="-27699" calcext:value-type="float">
            <text:p>-2769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04219" calcext:value-type="float">
            <text:p>304219</text:p>
          </table:table-cell>
          <table:table-cell office:value-type="float" office:value="-27699" calcext:value-type="float">
            <text:p>-2769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04219" calcext:value-type="float">
            <text:p>304219</text:p>
          </table:table-cell>
          <table:table-cell office:value-type="float" office:value="-27699" calcext:value-type="float">
            <text:p>-2769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04219" calcext:value-type="float">
            <text:p>304219</text:p>
          </table:table-cell>
          <table:table-cell office:value-type="float" office:value="-28637" calcext:value-type="float">
            <text:p>-2863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06475" calcext:value-type="float">
            <text:p>306475</text:p>
          </table:table-cell>
          <table:table-cell office:value-type="float" office:value="-28637" calcext:value-type="float">
            <text:p>-2863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06475" calcext:value-type="float">
            <text:p>306475</text:p>
          </table:table-cell>
          <table:table-cell office:value-type="float" office:value="-28637" calcext:value-type="float">
            <text:p>-2863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06475" calcext:value-type="float">
            <text:p>306475</text:p>
          </table:table-cell>
          <table:table-cell office:value-type="float" office:value="-29144" calcext:value-type="float">
            <text:p>-2914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08730" calcext:value-type="float">
            <text:p>308730</text:p>
          </table:table-cell>
          <table:table-cell office:value-type="float" office:value="-29144" calcext:value-type="float">
            <text:p>-2914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08730" calcext:value-type="float">
            <text:p>308730</text:p>
          </table:table-cell>
          <table:table-cell office:value-type="float" office:value="-29144" calcext:value-type="float">
            <text:p>-2914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08730" calcext:value-type="float">
            <text:p>308730</text:p>
          </table:table-cell>
          <table:table-cell office:value-type="float" office:value="-29144" calcext:value-type="float">
            <text:p>-2914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08730" calcext:value-type="float">
            <text:p>308730</text:p>
          </table:table-cell>
          <table:table-cell office:value-type="float" office:value="-29200" calcext:value-type="float">
            <text:p>-2920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0990" calcext:value-type="float">
            <text:p>310990</text:p>
          </table:table-cell>
          <table:table-cell office:value-type="float" office:value="-29200" calcext:value-type="float">
            <text:p>-2920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0990" calcext:value-type="float">
            <text:p>310990</text:p>
          </table:table-cell>
          <table:table-cell office:value-type="float" office:value="-29200" calcext:value-type="float">
            <text:p>-2920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0990" calcext:value-type="float">
            <text:p>310990</text:p>
          </table:table-cell>
          <table:table-cell office:value-type="float" office:value="-29200" calcext:value-type="float">
            <text:p>-2920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0990" calcext:value-type="float">
            <text:p>310990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3242" calcext:value-type="float">
            <text:p>313242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3242" calcext:value-type="float">
            <text:p>313242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3242" calcext:value-type="float">
            <text:p>313242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5497" calcext:value-type="float">
            <text:p>315497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5497" calcext:value-type="float">
            <text:p>315497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5497" calcext:value-type="float">
            <text:p>315497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5497" calcext:value-type="float">
            <text:p>315497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7733" calcext:value-type="float">
            <text:p>317733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7733" calcext:value-type="float">
            <text:p>317733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7733" calcext:value-type="float">
            <text:p>317733</text:p>
          </table:table-cell>
          <table:table-cell office:value-type="float" office:value="-29199" calcext:value-type="float">
            <text:p>-2919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9967" calcext:value-type="float">
            <text:p>319967</text:p>
          </table:table-cell>
          <table:table-cell office:value-type="float" office:value="-29199" calcext:value-type="float">
            <text:p>-2919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9967" calcext:value-type="float">
            <text:p>319967</text:p>
          </table:table-cell>
          <table:table-cell office:value-type="float" office:value="-29199" calcext:value-type="float">
            <text:p>-2919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9967" calcext:value-type="float">
            <text:p>319967</text:p>
          </table:table-cell>
          <table:table-cell office:value-type="float" office:value="-29199" calcext:value-type="float">
            <text:p>-2919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19967" calcext:value-type="float">
            <text:p>319967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2203" calcext:value-type="float">
            <text:p>322203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2203" calcext:value-type="float">
            <text:p>322203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2203" calcext:value-type="float">
            <text:p>322203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4441" calcext:value-type="float">
            <text:p>324441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4441" calcext:value-type="float">
            <text:p>324441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4441" calcext:value-type="float">
            <text:p>324441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4441" calcext:value-type="float">
            <text:p>324441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6686" calcext:value-type="float">
            <text:p>326686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6686" calcext:value-type="float">
            <text:p>326686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6686" calcext:value-type="float">
            <text:p>326686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6686" calcext:value-type="float">
            <text:p>326686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8922" calcext:value-type="float">
            <text:p>328922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8922" calcext:value-type="float">
            <text:p>328922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28922" calcext:value-type="float">
            <text:p>328922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1159" calcext:value-type="float">
            <text:p>331159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1159" calcext:value-type="float">
            <text:p>331159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1159" calcext:value-type="float">
            <text:p>331159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1159" calcext:value-type="float">
            <text:p>331159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3399" calcext:value-type="float">
            <text:p>333399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3399" calcext:value-type="float">
            <text:p>333399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3399" calcext:value-type="float">
            <text:p>333399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5669" calcext:value-type="float">
            <text:p>335669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5669" calcext:value-type="float">
            <text:p>335669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5669" calcext:value-type="float">
            <text:p>335669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5669" calcext:value-type="float">
            <text:p>335669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7944" calcext:value-type="float">
            <text:p>337944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7944" calcext:value-type="float">
            <text:p>337944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37944" calcext:value-type="float">
            <text:p>337944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0225" calcext:value-type="float">
            <text:p>340225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0225" calcext:value-type="float">
            <text:p>340225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0225" calcext:value-type="float">
            <text:p>340225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0225" calcext:value-type="float">
            <text:p>340225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2481" calcext:value-type="float">
            <text:p>342481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2481" calcext:value-type="float">
            <text:p>342481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2481" calcext:value-type="float">
            <text:p>342481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2481" calcext:value-type="float">
            <text:p>342481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4722" calcext:value-type="float">
            <text:p>344722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4722" calcext:value-type="float">
            <text:p>344722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4722" calcext:value-type="float">
            <text:p>34472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6976" calcext:value-type="float">
            <text:p>346976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6976" calcext:value-type="float">
            <text:p>346976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6976" calcext:value-type="float">
            <text:p>346976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6976" calcext:value-type="float">
            <text:p>346976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9235" calcext:value-type="float">
            <text:p>34923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9235" calcext:value-type="float">
            <text:p>34923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49235" calcext:value-type="float">
            <text:p>349235</text:p>
          </table:table-cell>
          <table:table-cell office:value-type="float" office:value="-29199" calcext:value-type="float">
            <text:p>-2919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1482" calcext:value-type="float">
            <text:p>351482</text:p>
          </table:table-cell>
          <table:table-cell office:value-type="float" office:value="-29199" calcext:value-type="float">
            <text:p>-2919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1482" calcext:value-type="float">
            <text:p>351482</text:p>
          </table:table-cell>
          <table:table-cell office:value-type="float" office:value="-29199" calcext:value-type="float">
            <text:p>-2919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1482" calcext:value-type="float">
            <text:p>351482</text:p>
          </table:table-cell>
          <table:table-cell office:value-type="float" office:value="-29199" calcext:value-type="float">
            <text:p>-2919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1482" calcext:value-type="float">
            <text:p>35148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3743" calcext:value-type="float">
            <text:p>353743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3743" calcext:value-type="float">
            <text:p>353743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3743" calcext:value-type="float">
            <text:p>353743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6008" calcext:value-type="float">
            <text:p>356008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6008" calcext:value-type="float">
            <text:p>356008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6008" calcext:value-type="float">
            <text:p>356008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6008" calcext:value-type="float">
            <text:p>356008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8250" calcext:value-type="float">
            <text:p>358250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8250" calcext:value-type="float">
            <text:p>358250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8250" calcext:value-type="float">
            <text:p>358250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58250" calcext:value-type="float">
            <text:p>358250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0489" calcext:value-type="float">
            <text:p>360489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0489" calcext:value-type="float">
            <text:p>360489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0489" calcext:value-type="float">
            <text:p>360489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2726" calcext:value-type="float">
            <text:p>362726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2726" calcext:value-type="float">
            <text:p>362726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2726" calcext:value-type="float">
            <text:p>362726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2726" calcext:value-type="float">
            <text:p>362726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4973" calcext:value-type="float">
            <text:p>364973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4973" calcext:value-type="float">
            <text:p>364973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4973" calcext:value-type="float">
            <text:p>36497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7234" calcext:value-type="float">
            <text:p>367234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7234" calcext:value-type="float">
            <text:p>367234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7234" calcext:value-type="float">
            <text:p>367234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7234" calcext:value-type="float">
            <text:p>367234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9489" calcext:value-type="float">
            <text:p>369489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9489" calcext:value-type="float">
            <text:p>369489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69489" calcext:value-type="float">
            <text:p>369489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1745" calcext:value-type="float">
            <text:p>371745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1745" calcext:value-type="float">
            <text:p>371745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1745" calcext:value-type="float">
            <text:p>371745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1745" calcext:value-type="float">
            <text:p>371745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4006" calcext:value-type="float">
            <text:p>374006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4006" calcext:value-type="float">
            <text:p>374006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4006" calcext:value-type="float">
            <text:p>374006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4006" calcext:value-type="float">
            <text:p>374006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6265" calcext:value-type="float">
            <text:p>37626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6265" calcext:value-type="float">
            <text:p>37626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6265" calcext:value-type="float">
            <text:p>376265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8517" calcext:value-type="float">
            <text:p>378517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8517" calcext:value-type="float">
            <text:p>378517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8517" calcext:value-type="float">
            <text:p>378517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8517" calcext:value-type="float">
            <text:p>378517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0769" calcext:value-type="float">
            <text:p>380769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0769" calcext:value-type="float">
            <text:p>380769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0769" calcext:value-type="float">
            <text:p>380769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3029" calcext:value-type="float">
            <text:p>383029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3029" calcext:value-type="float">
            <text:p>383029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3029" calcext:value-type="float">
            <text:p>383029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3029" calcext:value-type="float">
            <text:p>383029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5294" calcext:value-type="float">
            <text:p>385294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5294" calcext:value-type="float">
            <text:p>385294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5294" calcext:value-type="float">
            <text:p>385294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5294" calcext:value-type="float">
            <text:p>385294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7558" calcext:value-type="float">
            <text:p>387558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7558" calcext:value-type="float">
            <text:p>387558</text:p>
          </table:table-cell>
          <table:table-cell office:value-type="float" office:value="-29198" calcext:value-type="float">
            <text:p>-2919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7558" calcext:value-type="float">
            <text:p>387558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9815" calcext:value-type="float">
            <text:p>38981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9815" calcext:value-type="float">
            <text:p>38981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9815" calcext:value-type="float">
            <text:p>38981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9815" calcext:value-type="float">
            <text:p>389815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2070" calcext:value-type="float">
            <text:p>392070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2070" calcext:value-type="float">
            <text:p>392070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2070" calcext:value-type="float">
            <text:p>392070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4323" calcext:value-type="float">
            <text:p>39432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4323" calcext:value-type="float">
            <text:p>39432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4323" calcext:value-type="float">
            <text:p>39432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4323" calcext:value-type="float">
            <text:p>394323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6580" calcext:value-type="float">
            <text:p>396580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6580" calcext:value-type="float">
            <text:p>396580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6580" calcext:value-type="float">
            <text:p>396580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8838" calcext:value-type="float">
            <text:p>398838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8838" calcext:value-type="float">
            <text:p>398838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8838" calcext:value-type="float">
            <text:p>398838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8838" calcext:value-type="float">
            <text:p>398838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1104" calcext:value-type="float">
            <text:p>401104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1104" calcext:value-type="float">
            <text:p>401104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1104" calcext:value-type="float">
            <text:p>401104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1104" calcext:value-type="float">
            <text:p>401104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3363" calcext:value-type="float">
            <text:p>40336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3363" calcext:value-type="float">
            <text:p>40336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3363" calcext:value-type="float">
            <text:p>40336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5612" calcext:value-type="float">
            <text:p>40561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5612" calcext:value-type="float">
            <text:p>40561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5612" calcext:value-type="float">
            <text:p>40561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5612" calcext:value-type="float">
            <text:p>40561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7854" calcext:value-type="float">
            <text:p>407854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7854" calcext:value-type="float">
            <text:p>407854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7854" calcext:value-type="float">
            <text:p>407854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0113" calcext:value-type="float">
            <text:p>410113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0113" calcext:value-type="float">
            <text:p>410113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0113" calcext:value-type="float">
            <text:p>410113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0113" calcext:value-type="float">
            <text:p>41011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2371" calcext:value-type="float">
            <text:p>41237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2371" calcext:value-type="float">
            <text:p>41237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2371" calcext:value-type="float">
            <text:p>412371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4637" calcext:value-type="float">
            <text:p>414637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4637" calcext:value-type="float">
            <text:p>414637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4637" calcext:value-type="float">
            <text:p>414637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4637" calcext:value-type="float">
            <text:p>414637</text:p>
          </table:table-cell>
          <table:table-cell office:value-type="float" office:value="-29192" calcext:value-type="float">
            <text:p>-2919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6907" calcext:value-type="float">
            <text:p>416907</text:p>
          </table:table-cell>
          <table:table-cell office:value-type="float" office:value="-29192" calcext:value-type="float">
            <text:p>-2919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6907" calcext:value-type="float">
            <text:p>416907</text:p>
          </table:table-cell>
          <table:table-cell office:value-type="float" office:value="-29192" calcext:value-type="float">
            <text:p>-2919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6907" calcext:value-type="float">
            <text:p>416907</text:p>
          </table:table-cell>
          <table:table-cell office:value-type="float" office:value="-29192" calcext:value-type="float">
            <text:p>-2919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6907" calcext:value-type="float">
            <text:p>41690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9169" calcext:value-type="float">
            <text:p>419169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9169" calcext:value-type="float">
            <text:p>419169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9169" calcext:value-type="float">
            <text:p>419169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1431" calcext:value-type="float">
            <text:p>421431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1431" calcext:value-type="float">
            <text:p>421431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1431" calcext:value-type="float">
            <text:p>421431</text:p>
          </table:table-cell>
          <table:table-cell office:value-type="float" office:value="-29197" calcext:value-type="float">
            <text:p>-2919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1431" calcext:value-type="float">
            <text:p>42143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3685" calcext:value-type="float">
            <text:p>42368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3685" calcext:value-type="float">
            <text:p>42368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3685" calcext:value-type="float">
            <text:p>42368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5942" calcext:value-type="float">
            <text:p>42594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5942" calcext:value-type="float">
            <text:p>42594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5942" calcext:value-type="float">
            <text:p>42594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5942" calcext:value-type="float">
            <text:p>425942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8213" calcext:value-type="float">
            <text:p>428213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8213" calcext:value-type="float">
            <text:p>428213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8213" calcext:value-type="float">
            <text:p>428213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8213" calcext:value-type="float">
            <text:p>428213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0468" calcext:value-type="float">
            <text:p>430468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0468" calcext:value-type="float">
            <text:p>430468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0468" calcext:value-type="float">
            <text:p>430468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2721" calcext:value-type="float">
            <text:p>43272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2721" calcext:value-type="float">
            <text:p>43272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2721" calcext:value-type="float">
            <text:p>43272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2721" calcext:value-type="float">
            <text:p>43272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4973" calcext:value-type="float">
            <text:p>43497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4973" calcext:value-type="float">
            <text:p>434973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4973" calcext:value-type="float">
            <text:p>434973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7229" calcext:value-type="float">
            <text:p>437229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7229" calcext:value-type="float">
            <text:p>437229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7229" calcext:value-type="float">
            <text:p>437229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7229" calcext:value-type="float">
            <text:p>437229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9492" calcext:value-type="float">
            <text:p>43949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9492" calcext:value-type="float">
            <text:p>43949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39492" calcext:value-type="float">
            <text:p>43949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1752" calcext:value-type="float">
            <text:p>44175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1752" calcext:value-type="float">
            <text:p>44175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1752" calcext:value-type="float">
            <text:p>44175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1752" calcext:value-type="float">
            <text:p>44175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4012" calcext:value-type="float">
            <text:p>44401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4012" calcext:value-type="float">
            <text:p>44401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4012" calcext:value-type="float">
            <text:p>444012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4012" calcext:value-type="float">
            <text:p>44401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6275" calcext:value-type="float">
            <text:p>44627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6275" calcext:value-type="float">
            <text:p>44627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6275" calcext:value-type="float">
            <text:p>446275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8546" calcext:value-type="float">
            <text:p>448546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8546" calcext:value-type="float">
            <text:p>448546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8546" calcext:value-type="float">
            <text:p>448546</text:p>
          </table:table-cell>
          <table:table-cell office:value-type="float" office:value="-29196" calcext:value-type="float">
            <text:p>-2919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48546" calcext:value-type="float">
            <text:p>448546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0795" calcext:value-type="float">
            <text:p>45079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0795" calcext:value-type="float">
            <text:p>45079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0795" calcext:value-type="float">
            <text:p>450795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3044" calcext:value-type="float">
            <text:p>453044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3044" calcext:value-type="float">
            <text:p>453044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3044" calcext:value-type="float">
            <text:p>453044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3044" calcext:value-type="float">
            <text:p>453044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5301" calcext:value-type="float">
            <text:p>45530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5301" calcext:value-type="float">
            <text:p>45530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5301" calcext:value-type="float">
            <text:p>45530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7547" calcext:value-type="float">
            <text:p>45754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7547" calcext:value-type="float">
            <text:p>45754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7547" calcext:value-type="float">
            <text:p>45754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7547" calcext:value-type="float">
            <text:p>457547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9792" calcext:value-type="float">
            <text:p>459792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9792" calcext:value-type="float">
            <text:p>459792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9792" calcext:value-type="float">
            <text:p>459792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59792" calcext:value-type="float">
            <text:p>45979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2039" calcext:value-type="float">
            <text:p>462039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2039" calcext:value-type="float">
            <text:p>462039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2039" calcext:value-type="float">
            <text:p>462039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4291" calcext:value-type="float">
            <text:p>464291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4291" calcext:value-type="float">
            <text:p>464291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4291" calcext:value-type="float">
            <text:p>464291</text:p>
          </table:table-cell>
          <table:table-cell office:value-type="float" office:value="-29193" calcext:value-type="float">
            <text:p>-2919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4291" calcext:value-type="float">
            <text:p>46429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6545" calcext:value-type="float">
            <text:p>46654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6545" calcext:value-type="float">
            <text:p>46654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6545" calcext:value-type="float">
            <text:p>46654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8802" calcext:value-type="float">
            <text:p>46880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8802" calcext:value-type="float">
            <text:p>46880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8802" calcext:value-type="float">
            <text:p>468802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8802" calcext:value-type="float">
            <text:p>468802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1065" calcext:value-type="float">
            <text:p>471065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1065" calcext:value-type="float">
            <text:p>471065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1065" calcext:value-type="float">
            <text:p>471065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3317" calcext:value-type="float">
            <text:p>47331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3317" calcext:value-type="float">
            <text:p>47331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3317" calcext:value-type="float">
            <text:p>47331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3317" calcext:value-type="float">
            <text:p>47331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5571" calcext:value-type="float">
            <text:p>47557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5571" calcext:value-type="float">
            <text:p>47557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5571" calcext:value-type="float">
            <text:p>47557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5571" calcext:value-type="float">
            <text:p>475571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7819" calcext:value-type="float">
            <text:p>477819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7819" calcext:value-type="float">
            <text:p>477819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77819" calcext:value-type="float">
            <text:p>477819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80068" calcext:value-type="float">
            <text:p>480068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80068" calcext:value-type="float">
            <text:p>480068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80068" calcext:value-type="float">
            <text:p>480068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80068" calcext:value-type="float">
            <text:p>480068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82321" calcext:value-type="float">
            <text:p>482321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82321" calcext:value-type="float">
            <text:p>482321</text:p>
          </table:table-cell>
          <table:table-cell office:value-type="float" office:value="-29194" calcext:value-type="float">
            <text:p>-2919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82321" calcext:value-type="float">
            <text:p>482321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84587" calcext:value-type="float">
            <text:p>48458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84587" calcext:value-type="float">
            <text:p>484587</text:p>
          </table:table-cell>
          <table:table-cell office:value-type="float" office:value="-29195" calcext:value-type="float">
            <text:p>-2919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22:34:06.981503497</dc:date>
    <meta:editing-duration>PT1M45S</meta:editing-duration>
    <meta:editing-cycles>1</meta:editing-cycles>
    <meta:document-statistic meta:table-count="1" meta:cell-count="199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1cm" svg:y="0.316cm" chart:style-name="ch2">
          <text:p>Texture Response</text:p>
        </chart:title>
        <chart:legend chart:legend-position="end" svg:x="12.963cm" svg:y="3.952cm" style:legend-expansion="high" chart:style-name="ch3"/>
        <chart:plot-area chart:style-name="ch4" table:cell-range-address="control_log.A1:control_log.C500 control_log.M2:control_log.M3" chart:data-source-has-labels="both" svg:x="1.331cm" svg:y="1.275cm" svg:width="10.431cm" svg:height="6.564cm">
          <chartooo:coordinate-region svg:x="2.614cm" svg:y="1.275cm" svg:width="8.526cm" svg:height="5.049cm"/>
          <chart:axis chart:dimension="x" chart:name="primary-x" chart:style-name="ch5" chartooo:axis-type="auto">
            <chartooo:date-scale/>
            <chart:title svg:x="5.179cm" svg:y="8.019cm" chart:style-name="ch6">
              <text:p>Program Time (us)</text:p>
            </chart:title>
            <chart:categories table:cell-range-address="control_log.A1:control_log.A500"/>
          </chart:axis>
          <chart:axis chart:dimension="y" chart:name="primary-y" chart:style-name="ch7">
            <chart:title svg:x="0.451cm" svg:y="5.831cm" chart:style-name="ch8">
              <text:p>Relative Position</text:p>
            </chart:title>
            <chart:grid chart:style-name="ch9" chart:class="major"/>
          </chart:axis>
          <chart:axis chart:dimension="y" chart:name="secondary-y" chart:style-name="ch10">
            <chart:title svg:x="12.082cm" svg:y="5.845cm" chart:style-name="ch8">
              <text:p>Motor Duty Cycle</text:p>
            </chart:title>
          </chart:axis>
          <chart:series chart:attached-axis="secondary-y" chart:style-name="ch11" chart:values-cell-range-address="control_log.C1:control_log.C500" chart:label-cell-address="control_log.M2:control_log.M2" chart:class="chart:line">
            <chart:data-point chart:repeated="500"/>
          </chart:series>
          <chart:series chart:attached-axis="primary-y" chart:style-name="ch12" chart:values-cell-range-address="control_log.B1:control_log.B500" chart:label-cell-address="control_log.M3:control_log.M3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ty Cycle</text:p>
                <draw:g>
                  <svg:desc>control_log.M2:control_log.M2</svg:desc>
                </draw:g>
              </table:table-cell>
              <table:table-cell office:value-type="string">
                <text:p>Position</text:p>
                <draw:g>
                  <svg:desc>control_log.M3:control_log.M3</svg:desc>
                </draw:g>
              </table:table-cell>
            </table:table-row>
          </table:table-header-rows>
          <table:table-rows>
            <table:table-row>
              <table:table-cell office:value-type="float" office:value="67137">
                <text:p>67137</text:p>
                <draw:g>
                  <svg:desc>control_log.A1:control_log.A500</svg:desc>
                </draw:g>
              </table:table-cell>
              <table:table-cell office:value-type="float" office:value="39">
                <text:p>39</text:p>
                <draw:g>
                  <svg:desc>control_log.C1:control_log.C500</svg:desc>
                </draw:g>
              </table:table-cell>
              <table:table-cell office:value-type="float" office:value="-1">
                <text:p>-1</text:p>
                <draw:g>
                  <svg:desc>control_log.B1:control_log.B500</svg:desc>
                </draw:g>
              </table:table-cell>
            </table:table-row>
            <table:table-row>
              <table:table-cell office:value-type="float" office:value="67137">
                <text:p>67137</text:p>
              </table:table-cell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7137">
                <text:p>67137</text:p>
              </table:table-cell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7137">
                <text:p>67137</text:p>
              </table:table-cell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7137">
                <text:p>67137</text:p>
              </table:table-cell>
              <table:table-cell office:value-type="float" office:value="9">
                <text:p>9</text:p>
              </table:table-cell>
              <table:table-cell office:value-type="float" office:value="-1902">
                <text:p>-1902</text:p>
              </table:table-cell>
            </table:table-row>
            <table:table-row>
              <table:table-cell office:value-type="float" office:value="69729">
                <text:p>69729</text:p>
              </table:table-cell>
              <table:table-cell office:value-type="float" office:value="9">
                <text:p>9</text:p>
              </table:table-cell>
              <table:table-cell office:value-type="float" office:value="-1902">
                <text:p>-1902</text:p>
              </table:table-cell>
            </table:table-row>
            <table:table-row>
              <table:table-cell office:value-type="float" office:value="69729">
                <text:p>69729</text:p>
              </table:table-cell>
              <table:table-cell office:value-type="float" office:value="9">
                <text:p>9</text:p>
              </table:table-cell>
              <table:table-cell office:value-type="float" office:value="-1902">
                <text:p>-1902</text:p>
              </table:table-cell>
            </table:table-row>
            <table:table-row>
              <table:table-cell office:value-type="float" office:value="69729">
                <text:p>69729</text:p>
              </table:table-cell>
              <table:table-cell office:value-type="float" office:value="13">
                <text:p>13</text:p>
              </table:table-cell>
              <table:table-cell office:value-type="float" office:value="-4144">
                <text:p>-4144</text:p>
              </table:table-cell>
            </table:table-row>
            <table:table-row>
              <table:table-cell office:value-type="float" office:value="71986">
                <text:p>71986</text:p>
              </table:table-cell>
              <table:table-cell office:value-type="float" office:value="13">
                <text:p>13</text:p>
              </table:table-cell>
              <table:table-cell office:value-type="float" office:value="-4144">
                <text:p>-4144</text:p>
              </table:table-cell>
            </table:table-row>
            <table:table-row>
              <table:table-cell office:value-type="float" office:value="71986">
                <text:p>71986</text:p>
              </table:table-cell>
              <table:table-cell office:value-type="float" office:value="13">
                <text:p>13</text:p>
              </table:table-cell>
              <table:table-cell office:value-type="float" office:value="-4144">
                <text:p>-4144</text:p>
              </table:table-cell>
            </table:table-row>
            <table:table-row>
              <table:table-cell office:value-type="float" office:value="71986">
                <text:p>71986</text:p>
              </table:table-cell>
              <table:table-cell office:value-type="float" office:value="13">
                <text:p>13</text:p>
              </table:table-cell>
              <table:table-cell office:value-type="float" office:value="-4144">
                <text:p>-4144</text:p>
              </table:table-cell>
            </table:table-row>
            <table:table-row>
              <table:table-cell office:value-type="float" office:value="71986">
                <text:p>71986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74234">
                <text:p>74234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74234">
                <text:p>74234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74234">
                <text:p>74234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76490">
                <text:p>76490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76490">
                <text:p>76490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76490">
                <text:p>76490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76490">
                <text:p>76490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78745">
                <text:p>78745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78745">
                <text:p>78745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78745">
                <text:p>78745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81004">
                <text:p>81004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81004">
                <text:p>81004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81004">
                <text:p>81004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81004">
                <text:p>81004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83258">
                <text:p>8325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83258">
                <text:p>8325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83258">
                <text:p>8325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83258">
                <text:p>83258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85512">
                <text:p>85512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85512">
                <text:p>85512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85512">
                <text:p>85512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87758">
                <text:p>8775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87758">
                <text:p>8775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87758">
                <text:p>8775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87758">
                <text:p>87758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90012">
                <text:p>90012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90012">
                <text:p>90012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90012">
                <text:p>90012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92266">
                <text:p>92266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92266">
                <text:p>92266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92266">
                <text:p>92266</text:p>
              </table:table-cell>
              <table:table-cell office:value-type="float" office:value="12">
                <text:p>12</text:p>
              </table:table-cell>
              <table:table-cell office:value-type="float" office:value="-4227">
                <text:p>-4227</text:p>
              </table:table-cell>
            </table:table-row>
            <table:table-row>
              <table:table-cell office:value-type="float" office:value="92266">
                <text:p>92266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94518">
                <text:p>94518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94518">
                <text:p>94518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94518">
                <text:p>94518</text:p>
              </table:table-cell>
              <table:table-cell office:value-type="float" office:value="12">
                <text:p>12</text:p>
              </table:table-cell>
              <table:table-cell office:value-type="float" office:value="-4222">
                <text:p>-4222</text:p>
              </table:table-cell>
            </table:table-row>
            <table:table-row>
              <table:table-cell office:value-type="float" office:value="96767">
                <text:p>96767</text:p>
              </table:table-cell>
              <table:table-cell office:value-type="float" office:value="12">
                <text:p>12</text:p>
              </table:table-cell>
              <table:table-cell office:value-type="float" office:value="-4222">
                <text:p>-4222</text:p>
              </table:table-cell>
            </table:table-row>
            <table:table-row>
              <table:table-cell office:value-type="float" office:value="96767">
                <text:p>96767</text:p>
              </table:table-cell>
              <table:table-cell office:value-type="float" office:value="12">
                <text:p>12</text:p>
              </table:table-cell>
              <table:table-cell office:value-type="float" office:value="-4222">
                <text:p>-4222</text:p>
              </table:table-cell>
            </table:table-row>
            <table:table-row>
              <table:table-cell office:value-type="float" office:value="96767">
                <text:p>96767</text:p>
              </table:table-cell>
              <table:table-cell office:value-type="float" office:value="12">
                <text:p>12</text:p>
              </table:table-cell>
              <table:table-cell office:value-type="float" office:value="-4222">
                <text:p>-4222</text:p>
              </table:table-cell>
            </table:table-row>
            <table:table-row>
              <table:table-cell office:value-type="float" office:value="96767">
                <text:p>96767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99019">
                <text:p>99019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99019">
                <text:p>99019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99019">
                <text:p>99019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99019">
                <text:p>99019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01274">
                <text:p>101274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01274">
                <text:p>101274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01274">
                <text:p>101274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103539">
                <text:p>103539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103539">
                <text:p>103539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103539">
                <text:p>103539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103539">
                <text:p>103539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05801">
                <text:p>105801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05801">
                <text:p>105801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05801">
                <text:p>105801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08061">
                <text:p>108061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08061">
                <text:p>108061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08061">
                <text:p>108061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08061">
                <text:p>108061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10318">
                <text:p>110318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10318">
                <text:p>110318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10318">
                <text:p>110318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10318">
                <text:p>11031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12574">
                <text:p>112574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12574">
                <text:p>112574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12574">
                <text:p>112574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14832">
                <text:p>114832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14832">
                <text:p>114832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14832">
                <text:p>114832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14832">
                <text:p>114832</text:p>
              </table:table-cell>
              <table:table-cell office:value-type="float" office:value="12">
                <text:p>12</text:p>
              </table:table-cell>
              <table:table-cell office:value-type="float" office:value="-4221">
                <text:p>-4221</text:p>
              </table:table-cell>
            </table:table-row>
            <table:table-row>
              <table:table-cell office:value-type="float" office:value="117086">
                <text:p>117086</text:p>
              </table:table-cell>
              <table:table-cell office:value-type="float" office:value="12">
                <text:p>12</text:p>
              </table:table-cell>
              <table:table-cell office:value-type="float" office:value="-4221">
                <text:p>-4221</text:p>
              </table:table-cell>
            </table:table-row>
            <table:table-row>
              <table:table-cell office:value-type="float" office:value="117086">
                <text:p>117086</text:p>
              </table:table-cell>
              <table:table-cell office:value-type="float" office:value="12">
                <text:p>12</text:p>
              </table:table-cell>
              <table:table-cell office:value-type="float" office:value="-4221">
                <text:p>-4221</text:p>
              </table:table-cell>
            </table:table-row>
            <table:table-row>
              <table:table-cell office:value-type="float" office:value="117086">
                <text:p>117086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19338">
                <text:p>11933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19338">
                <text:p>11933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19338">
                <text:p>119338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19338">
                <text:p>119338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21592">
                <text:p>121592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21592">
                <text:p>121592</text:p>
              </table:table-cell>
              <table:table-cell office:value-type="float" office:value="12">
                <text:p>12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float" office:value="121592">
                <text:p>121592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3849">
                <text:p>123849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3849">
                <text:p>123849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3849">
                <text:p>123849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3849">
                <text:p>123849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6113">
                <text:p>126113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6113">
                <text:p>126113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6113">
                <text:p>126113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6113">
                <text:p>126113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8370">
                <text:p>128370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8370">
                <text:p>128370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28370">
                <text:p>128370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30627">
                <text:p>130627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30627">
                <text:p>130627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30627">
                <text:p>130627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30627">
                <text:p>130627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2883">
                <text:p>132883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2883">
                <text:p>132883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2883">
                <text:p>132883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5125">
                <text:p>135125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5125">
                <text:p>135125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5125">
                <text:p>135125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5125">
                <text:p>135125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137365">
                <text:p>137365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137365">
                <text:p>137365</text:p>
              </table:table-cell>
              <table:table-cell office:value-type="float" office:value="12">
                <text:p>12</text:p>
              </table:table-cell>
              <table:table-cell office:value-type="float" office:value="-4223">
                <text:p>-4223</text:p>
              </table:table-cell>
            </table:table-row>
            <table:table-row>
              <table:table-cell office:value-type="float" office:value="137365">
                <text:p>137365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9601">
                <text:p>139601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9601">
                <text:p>139601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9601">
                <text:p>139601</text:p>
              </table:table-cell>
              <table:table-cell office:value-type="float" office:value="12">
                <text:p>12</text:p>
              </table:table-cell>
              <table:table-cell office:value-type="float" office:value="-4224">
                <text:p>-4224</text:p>
              </table:table-cell>
            </table:table-row>
            <table:table-row>
              <table:table-cell office:value-type="float" office:value="139601">
                <text:p>139601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41843">
                <text:p>141843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41843">
                <text:p>141843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41843">
                <text:p>141843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41843">
                <text:p>141843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44104">
                <text:p>144104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44104">
                <text:p>144104</text:p>
              </table:table-cell>
              <table:table-cell office:value-type="float" office:value="12">
                <text:p>12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float" office:value="144104">
                <text:p>144104</text:p>
              </table:table-cell>
              <table:table-cell office:value-type="float" office:value="4">
                <text:p>4</text:p>
              </table:table-cell>
              <table:table-cell office:value-type="float" office:value="-4722">
                <text:p>-4722</text:p>
              </table:table-cell>
            </table:table-row>
            <table:table-row>
              <table:table-cell office:value-type="float" office:value="146355">
                <text:p>146355</text:p>
              </table:table-cell>
              <table:table-cell office:value-type="float" office:value="4">
                <text:p>4</text:p>
              </table:table-cell>
              <table:table-cell office:value-type="float" office:value="-4722">
                <text:p>-4722</text:p>
              </table:table-cell>
            </table:table-row>
            <table:table-row>
              <table:table-cell office:value-type="float" office:value="146355">
                <text:p>146355</text:p>
              </table:table-cell>
              <table:table-cell office:value-type="float" office:value="4">
                <text:p>4</text:p>
              </table:table-cell>
              <table:table-cell office:value-type="float" office:value="-4722">
                <text:p>-4722</text:p>
              </table:table-cell>
            </table:table-row>
            <table:table-row>
              <table:table-cell office:value-type="float" office:value="146355">
                <text:p>146355</text:p>
              </table:table-cell>
              <table:table-cell office:value-type="float" office:value="4">
                <text:p>4</text:p>
              </table:table-cell>
              <table:table-cell office:value-type="float" office:value="-4722">
                <text:p>-4722</text:p>
              </table:table-cell>
            </table:table-row>
            <table:table-row>
              <table:table-cell office:value-type="float" office:value="146355">
                <text:p>146355</text:p>
              </table:table-cell>
              <table:table-cell office:value-type="float" office:value="25">
                <text:p>25</text:p>
              </table:table-cell>
              <table:table-cell office:value-type="float" office:value="-5881">
                <text:p>-5881</text:p>
              </table:table-cell>
            </table:table-row>
            <table:table-row>
              <table:table-cell office:value-type="float" office:value="148604">
                <text:p>148604</text:p>
              </table:table-cell>
              <table:table-cell office:value-type="float" office:value="25">
                <text:p>25</text:p>
              </table:table-cell>
              <table:table-cell office:value-type="float" office:value="-5881">
                <text:p>-5881</text:p>
              </table:table-cell>
            </table:table-row>
            <table:table-row>
              <table:table-cell office:value-type="float" office:value="148604">
                <text:p>148604</text:p>
              </table:table-cell>
              <table:table-cell office:value-type="float" office:value="25">
                <text:p>25</text:p>
              </table:table-cell>
              <table:table-cell office:value-type="float" office:value="-5881">
                <text:p>-5881</text:p>
              </table:table-cell>
            </table:table-row>
            <table:table-row>
              <table:table-cell office:value-type="float" office:value="148604">
                <text:p>148604</text:p>
              </table:table-cell>
              <table:table-cell office:value-type="float" office:value="36">
                <text:p>36</text:p>
              </table:table-cell>
              <table:table-cell office:value-type="float" office:value="-7708">
                <text:p>-7708</text:p>
              </table:table-cell>
            </table:table-row>
            <table:table-row>
              <table:table-cell office:value-type="float" office:value="150862">
                <text:p>150862</text:p>
              </table:table-cell>
              <table:table-cell office:value-type="float" office:value="36">
                <text:p>36</text:p>
              </table:table-cell>
              <table:table-cell office:value-type="float" office:value="-7708">
                <text:p>-7708</text:p>
              </table:table-cell>
            </table:table-row>
            <table:table-row>
              <table:table-cell office:value-type="float" office:value="150862">
                <text:p>150862</text:p>
              </table:table-cell>
              <table:table-cell office:value-type="float" office:value="36">
                <text:p>36</text:p>
              </table:table-cell>
              <table:table-cell office:value-type="float" office:value="-7708">
                <text:p>-7708</text:p>
              </table:table-cell>
            </table:table-row>
            <table:table-row>
              <table:table-cell office:value-type="float" office:value="150862">
                <text:p>150862</text:p>
              </table:table-cell>
              <table:table-cell office:value-type="float" office:value="36">
                <text:p>36</text:p>
              </table:table-cell>
              <table:table-cell office:value-type="float" office:value="-7708">
                <text:p>-7708</text:p>
              </table:table-cell>
            </table:table-row>
            <table:table-row>
              <table:table-cell office:value-type="float" office:value="150862">
                <text:p>150862</text:p>
              </table:table-cell>
              <table:table-cell office:value-type="float" office:value="14">
                <text:p>14</text:p>
              </table:table-cell>
              <table:table-cell office:value-type="float" office:value="-11618">
                <text:p>-11618</text:p>
              </table:table-cell>
            </table:table-row>
            <table:table-row>
              <table:table-cell office:value-type="float" office:value="153112">
                <text:p>153112</text:p>
              </table:table-cell>
              <table:table-cell office:value-type="float" office:value="14">
                <text:p>14</text:p>
              </table:table-cell>
              <table:table-cell office:value-type="float" office:value="-11618">
                <text:p>-11618</text:p>
              </table:table-cell>
            </table:table-row>
            <table:table-row>
              <table:table-cell office:value-type="float" office:value="153112">
                <text:p>153112</text:p>
              </table:table-cell>
              <table:table-cell office:value-type="float" office:value="14">
                <text:p>14</text:p>
              </table:table-cell>
              <table:table-cell office:value-type="float" office:value="-11618">
                <text:p>-11618</text:p>
              </table:table-cell>
            </table:table-row>
            <table:table-row>
              <table:table-cell office:value-type="float" office:value="153112">
                <text:p>153112</text:p>
              </table:table-cell>
              <table:table-cell office:value-type="float" office:value="10">
                <text:p>10</text:p>
              </table:table-cell>
              <table:table-cell office:value-type="float" office:value="-14373">
                <text:p>-14373</text:p>
              </table:table-cell>
            </table:table-row>
            <table:table-row>
              <table:table-cell office:value-type="float" office:value="155380">
                <text:p>155380</text:p>
              </table:table-cell>
              <table:table-cell office:value-type="float" office:value="10">
                <text:p>10</text:p>
              </table:table-cell>
              <table:table-cell office:value-type="float" office:value="-14373">
                <text:p>-14373</text:p>
              </table:table-cell>
            </table:table-row>
            <table:table-row>
              <table:table-cell office:value-type="float" office:value="155380">
                <text:p>155380</text:p>
              </table:table-cell>
              <table:table-cell office:value-type="float" office:value="10">
                <text:p>10</text:p>
              </table:table-cell>
              <table:table-cell office:value-type="float" office:value="-14373">
                <text:p>-14373</text:p>
              </table:table-cell>
            </table:table-row>
            <table:table-row>
              <table:table-cell office:value-type="float" office:value="155380">
                <text:p>155380</text:p>
              </table:table-cell>
              <table:table-cell office:value-type="float" office:value="10">
                <text:p>10</text:p>
              </table:table-cell>
              <table:table-cell office:value-type="float" office:value="-14373">
                <text:p>-14373</text:p>
              </table:table-cell>
            </table:table-row>
            <table:table-row>
              <table:table-cell office:value-type="float" office:value="155380">
                <text:p>155380</text:p>
              </table:table-cell>
              <table:table-cell office:value-type="float" office:value="39">
                <text:p>39</text:p>
              </table:table-cell>
              <table:table-cell office:value-type="float" office:value="-15015">
                <text:p>-15015</text:p>
              </table:table-cell>
            </table:table-row>
            <table:table-row>
              <table:table-cell office:value-type="float" office:value="157638">
                <text:p>157638</text:p>
              </table:table-cell>
              <table:table-cell office:value-type="float" office:value="39">
                <text:p>39</text:p>
              </table:table-cell>
              <table:table-cell office:value-type="float" office:value="-15015">
                <text:p>-15015</text:p>
              </table:table-cell>
            </table:table-row>
            <table:table-row>
              <table:table-cell office:value-type="float" office:value="157638">
                <text:p>157638</text:p>
              </table:table-cell>
              <table:table-cell office:value-type="float" office:value="39">
                <text:p>39</text:p>
              </table:table-cell>
              <table:table-cell office:value-type="float" office:value="-15015">
                <text:p>-15015</text:p>
              </table:table-cell>
            </table:table-row>
            <table:table-row>
              <table:table-cell office:value-type="float" office:value="157638">
                <text:p>157638</text:p>
              </table:table-cell>
              <table:table-cell office:value-type="float" office:value="10">
                <text:p>10</text:p>
              </table:table-cell>
              <table:table-cell office:value-type="float" office:value="-16825">
                <text:p>-16825</text:p>
              </table:table-cell>
            </table:table-row>
            <table:table-row>
              <table:table-cell office:value-type="float" office:value="157638">
                <text:p>157638</text:p>
              </table:table-cell>
              <table:table-cell office:value-type="float" office:value="10">
                <text:p>10</text:p>
              </table:table-cell>
              <table:table-cell office:value-type="float" office:value="-16825">
                <text:p>-16825</text:p>
              </table:table-cell>
            </table:table-row>
            <table:table-row>
              <table:table-cell office:value-type="float" office:value="159878">
                <text:p>159878</text:p>
              </table:table-cell>
              <table:table-cell office:value-type="float" office:value="10">
                <text:p>10</text:p>
              </table:table-cell>
              <table:table-cell office:value-type="float" office:value="-16825">
                <text:p>-16825</text:p>
              </table:table-cell>
            </table:table-row>
            <table:table-row>
              <table:table-cell office:value-type="float" office:value="159878">
                <text:p>159878</text:p>
              </table:table-cell>
              <table:table-cell office:value-type="float" office:value="10">
                <text:p>10</text:p>
              </table:table-cell>
              <table:table-cell office:value-type="float" office:value="-16825">
                <text:p>-16825</text:p>
              </table:table-cell>
            </table:table-row>
            <table:table-row>
              <table:table-cell office:value-type="float" office:value="159878">
                <text:p>159878</text:p>
              </table:table-cell>
              <table:table-cell office:value-type="float" office:value="27">
                <text:p>27</text:p>
              </table:table-cell>
              <table:table-cell office:value-type="float" office:value="-18251">
                <text:p>-18251</text:p>
              </table:table-cell>
            </table:table-row>
            <table:table-row>
              <table:table-cell office:value-type="float" office:value="162135">
                <text:p>162135</text:p>
              </table:table-cell>
              <table:table-cell office:value-type="float" office:value="27">
                <text:p>27</text:p>
              </table:table-cell>
              <table:table-cell office:value-type="float" office:value="-18251">
                <text:p>-18251</text:p>
              </table:table-cell>
            </table:table-row>
            <table:table-row>
              <table:table-cell office:value-type="float" office:value="162135">
                <text:p>162135</text:p>
              </table:table-cell>
              <table:table-cell office:value-type="float" office:value="27">
                <text:p>27</text:p>
              </table:table-cell>
              <table:table-cell office:value-type="float" office:value="-18251">
                <text:p>-18251</text:p>
              </table:table-cell>
            </table:table-row>
            <table:table-row>
              <table:table-cell office:value-type="float" office:value="162135">
                <text:p>162135</text:p>
              </table:table-cell>
              <table:table-cell office:value-type="float" office:value="27">
                <text:p>27</text:p>
              </table:table-cell>
              <table:table-cell office:value-type="float" office:value="-18251">
                <text:p>-18251</text:p>
              </table:table-cell>
            </table:table-row>
            <table:table-row>
              <table:table-cell office:value-type="float" office:value="162135">
                <text:p>162135</text:p>
              </table:table-cell>
              <table:table-cell office:value-type="float" office:value="36">
                <text:p>36</text:p>
              </table:table-cell>
              <table:table-cell office:value-type="float" office:value="-20229">
                <text:p>-20229</text:p>
              </table:table-cell>
            </table:table-row>
            <table:table-row>
              <table:table-cell office:value-type="float" office:value="164397">
                <text:p>164397</text:p>
              </table:table-cell>
              <table:table-cell office:value-type="float" office:value="36">
                <text:p>36</text:p>
              </table:table-cell>
              <table:table-cell office:value-type="float" office:value="-20229">
                <text:p>-20229</text:p>
              </table:table-cell>
            </table:table-row>
            <table:table-row>
              <table:table-cell office:value-type="float" office:value="164397">
                <text:p>164397</text:p>
              </table:table-cell>
              <table:table-cell office:value-type="float" office:value="36">
                <text:p>36</text:p>
              </table:table-cell>
              <table:table-cell office:value-type="float" office:value="-20229">
                <text:p>-20229</text:p>
              </table:table-cell>
            </table:table-row>
            <table:table-row>
              <table:table-cell office:value-type="float" office:value="164397">
                <text:p>164397</text:p>
              </table:table-cell>
              <table:table-cell office:value-type="float" office:value="33">
                <text:p>33</text:p>
              </table:table-cell>
              <table:table-cell office:value-type="float" office:value="-22923">
                <text:p>-22923</text:p>
              </table:table-cell>
            </table:table-row>
            <table:table-row>
              <table:table-cell office:value-type="float" office:value="166662">
                <text:p>166662</text:p>
              </table:table-cell>
              <table:table-cell office:value-type="float" office:value="33">
                <text:p>33</text:p>
              </table:table-cell>
              <table:table-cell office:value-type="float" office:value="-22923">
                <text:p>-22923</text:p>
              </table:table-cell>
            </table:table-row>
            <table:table-row>
              <table:table-cell office:value-type="float" office:value="166662">
                <text:p>166662</text:p>
              </table:table-cell>
              <table:table-cell office:value-type="float" office:value="33">
                <text:p>33</text:p>
              </table:table-cell>
              <table:table-cell office:value-type="float" office:value="-22923">
                <text:p>-22923</text:p>
              </table:table-cell>
            </table:table-row>
            <table:table-row>
              <table:table-cell office:value-type="float" office:value="166662">
                <text:p>166662</text:p>
              </table:table-cell>
              <table:table-cell office:value-type="float" office:value="33">
                <text:p>33</text:p>
              </table:table-cell>
              <table:table-cell office:value-type="float" office:value="-22923">
                <text:p>-22923</text:p>
              </table:table-cell>
            </table:table-row>
            <table:table-row>
              <table:table-cell office:value-type="float" office:value="166662">
                <text:p>166662</text:p>
              </table:table-cell>
              <table:table-cell office:value-type="float" office:value="30">
                <text:p>30</text:p>
              </table:table-cell>
              <table:table-cell office:value-type="float" office:value="-25570">
                <text:p>-25570</text:p>
              </table:table-cell>
            </table:table-row>
            <table:table-row>
              <table:table-cell office:value-type="float" office:value="168920">
                <text:p>168920</text:p>
              </table:table-cell>
              <table:table-cell office:value-type="float" office:value="30">
                <text:p>30</text:p>
              </table:table-cell>
              <table:table-cell office:value-type="float" office:value="-25570">
                <text:p>-25570</text:p>
              </table:table-cell>
            </table:table-row>
            <table:table-row>
              <table:table-cell office:value-type="float" office:value="168920">
                <text:p>168920</text:p>
              </table:table-cell>
              <table:table-cell office:value-type="float" office:value="30">
                <text:p>30</text:p>
              </table:table-cell>
              <table:table-cell office:value-type="float" office:value="-25570">
                <text:p>-25570</text:p>
              </table:table-cell>
            </table:table-row>
            <table:table-row>
              <table:table-cell office:value-type="float" office:value="168920">
                <text:p>168920</text:p>
              </table:table-cell>
              <table:table-cell office:value-type="float" office:value="33">
                <text:p>33</text:p>
              </table:table-cell>
              <table:table-cell office:value-type="float" office:value="-27927">
                <text:p>-27927</text:p>
              </table:table-cell>
            </table:table-row>
            <table:table-row>
              <table:table-cell office:value-type="float" office:value="171170">
                <text:p>171170</text:p>
              </table:table-cell>
              <table:table-cell office:value-type="float" office:value="33">
                <text:p>33</text:p>
              </table:table-cell>
              <table:table-cell office:value-type="float" office:value="-27927">
                <text:p>-27927</text:p>
              </table:table-cell>
            </table:table-row>
            <table:table-row>
              <table:table-cell office:value-type="float" office:value="171170">
                <text:p>171170</text:p>
              </table:table-cell>
              <table:table-cell office:value-type="float" office:value="33">
                <text:p>33</text:p>
              </table:table-cell>
              <table:table-cell office:value-type="float" office:value="-27927">
                <text:p>-27927</text:p>
              </table:table-cell>
            </table:table-row>
            <table:table-row>
              <table:table-cell office:value-type="float" office:value="171170">
                <text:p>171170</text:p>
              </table:table-cell>
              <table:table-cell office:value-type="float" office:value="33">
                <text:p>33</text:p>
              </table:table-cell>
              <table:table-cell office:value-type="float" office:value="-27927">
                <text:p>-27927</text:p>
              </table:table-cell>
            </table:table-row>
            <table:table-row>
              <table:table-cell office:value-type="float" office:value="171170">
                <text:p>171170</text:p>
              </table:table-cell>
              <table:table-cell office:value-type="float" office:value="37">
                <text:p>37</text:p>
              </table:table-cell>
              <table:table-cell office:value-type="float" office:value="-30177">
                <text:p>-30177</text:p>
              </table:table-cell>
            </table:table-row>
            <table:table-row>
              <table:table-cell office:value-type="float" office:value="173413">
                <text:p>173413</text:p>
              </table:table-cell>
              <table:table-cell office:value-type="float" office:value="37">
                <text:p>37</text:p>
              </table:table-cell>
              <table:table-cell office:value-type="float" office:value="-30177">
                <text:p>-30177</text:p>
              </table:table-cell>
            </table:table-row>
            <table:table-row>
              <table:table-cell office:value-type="float" office:value="173413">
                <text:p>173413</text:p>
              </table:table-cell>
              <table:table-cell office:value-type="float" office:value="37">
                <text:p>37</text:p>
              </table:table-cell>
              <table:table-cell office:value-type="float" office:value="-30177">
                <text:p>-30177</text:p>
              </table:table-cell>
            </table:table-row>
            <table:table-row>
              <table:table-cell office:value-type="float" office:value="173413">
                <text:p>173413</text:p>
              </table:table-cell>
              <table:table-cell office:value-type="float" office:value="5">
                <text:p>5</text:p>
              </table:table-cell>
              <table:table-cell office:value-type="float" office:value="-32184">
                <text:p>-32184</text:p>
              </table:table-cell>
            </table:table-row>
            <table:table-row>
              <table:table-cell office:value-type="float" office:value="173413">
                <text:p>173413</text:p>
              </table:table-cell>
              <table:table-cell office:value-type="float" office:value="5">
                <text:p>5</text:p>
              </table:table-cell>
              <table:table-cell office:value-type="float" office:value="-32184">
                <text:p>-32184</text:p>
              </table:table-cell>
            </table:table-row>
            <table:table-row>
              <table:table-cell office:value-type="float" office:value="175660">
                <text:p>175660</text:p>
              </table:table-cell>
              <table:table-cell office:value-type="float" office:value="5">
                <text:p>5</text:p>
              </table:table-cell>
              <table:table-cell office:value-type="float" office:value="-32184">
                <text:p>-32184</text:p>
              </table:table-cell>
            </table:table-row>
            <table:table-row>
              <table:table-cell office:value-type="float" office:value="175660">
                <text:p>175660</text:p>
              </table:table-cell>
              <table:table-cell office:value-type="float" office:value="5">
                <text:p>5</text:p>
              </table:table-cell>
              <table:table-cell office:value-type="float" office:value="-32184">
                <text:p>-32184</text:p>
              </table:table-cell>
            </table:table-row>
            <table:table-row>
              <table:table-cell office:value-type="float" office:value="175660">
                <text:p>175660</text:p>
              </table:table-cell>
              <table:table-cell office:value-type="float" office:value="2">
                <text:p>2</text:p>
              </table:table-cell>
              <table:table-cell office:value-type="float" office:value="-32344">
                <text:p>-32344</text:p>
              </table:table-cell>
            </table:table-row>
            <table:table-row>
              <table:table-cell office:value-type="float" office:value="177913">
                <text:p>177913</text:p>
              </table:table-cell>
              <table:table-cell office:value-type="float" office:value="2">
                <text:p>2</text:p>
              </table:table-cell>
              <table:table-cell office:value-type="float" office:value="-32344">
                <text:p>-32344</text:p>
              </table:table-cell>
            </table:table-row>
            <table:table-row>
              <table:table-cell office:value-type="float" office:value="177913">
                <text:p>177913</text:p>
              </table:table-cell>
              <table:table-cell office:value-type="float" office:value="2">
                <text:p>2</text:p>
              </table:table-cell>
              <table:table-cell office:value-type="float" office:value="-32344">
                <text:p>-32344</text:p>
              </table:table-cell>
            </table:table-row>
            <table:table-row>
              <table:table-cell office:value-type="float" office:value="177913">
                <text:p>177913</text:p>
              </table:table-cell>
              <table:table-cell office:value-type="float" office:value="2">
                <text:p>2</text:p>
              </table:table-cell>
              <table:table-cell office:value-type="float" office:value="-32344">
                <text:p>-32344</text:p>
              </table:table-cell>
            </table:table-row>
            <table:table-row>
              <table:table-cell office:value-type="float" office:value="177913">
                <text:p>177913</text:p>
              </table:table-cell>
              <table:table-cell office:value-type="float" office:value="2">
                <text:p>2</text:p>
              </table:table-cell>
              <table:table-cell office:value-type="float" office:value="-32344">
                <text:p>-32344</text:p>
              </table:table-cell>
            </table:table-row>
            <table:table-row>
              <table:table-cell office:value-type="float" office:value="180164">
                <text:p>180164</text:p>
              </table:table-cell>
              <table:table-cell office:value-type="float" office:value="2">
                <text:p>2</text:p>
              </table:table-cell>
              <table:table-cell office:value-type="float" office:value="-32344">
                <text:p>-32344</text:p>
              </table:table-cell>
            </table:table-row>
            <table:table-row>
              <table:table-cell office:value-type="float" office:value="180164">
                <text:p>180164</text:p>
              </table:table-cell>
              <table:table-cell office:value-type="float" office:value="2">
                <text:p>2</text:p>
              </table:table-cell>
              <table:table-cell office:value-type="float" office:value="-32344">
                <text:p>-32344</text:p>
              </table:table-cell>
            </table:table-row>
            <table:table-row>
              <table:table-cell office:value-type="float" office:value="180164">
                <text:p>180164</text:p>
              </table:table-cell>
              <table:table-cell office:value-type="float" office:value="2">
                <text:p>2</text:p>
              </table:table-cell>
              <table:table-cell office:value-type="float" office:value="-32349">
                <text:p>-32349</text:p>
              </table:table-cell>
            </table:table-row>
            <table:table-row>
              <table:table-cell office:value-type="float" office:value="182405">
                <text:p>182405</text:p>
              </table:table-cell>
              <table:table-cell office:value-type="float" office:value="2">
                <text:p>2</text:p>
              </table:table-cell>
              <table:table-cell office:value-type="float" office:value="-32349">
                <text:p>-32349</text:p>
              </table:table-cell>
            </table:table-row>
            <table:table-row>
              <table:table-cell office:value-type="float" office:value="182405">
                <text:p>182405</text:p>
              </table:table-cell>
              <table:table-cell office:value-type="float" office:value="2">
                <text:p>2</text:p>
              </table:table-cell>
              <table:table-cell office:value-type="float" office:value="-32349">
                <text:p>-32349</text:p>
              </table:table-cell>
            </table:table-row>
            <table:table-row>
              <table:table-cell office:value-type="float" office:value="182405">
                <text:p>182405</text:p>
              </table:table-cell>
              <table:table-cell office:value-type="float" office:value="2">
                <text:p>2</text:p>
              </table:table-cell>
              <table:table-cell office:value-type="float" office:value="-32349">
                <text:p>-32349</text:p>
              </table:table-cell>
            </table:table-row>
            <table:table-row>
              <table:table-cell office:value-type="float" office:value="182405">
                <text:p>182405</text:p>
              </table:table-cell>
              <table:table-cell office:value-type="float" office:value="2">
                <text:p>2</text:p>
              </table:table-cell>
              <table:table-cell office:value-type="float" office:value="-32345">
                <text:p>-32345</text:p>
              </table:table-cell>
            </table:table-row>
            <table:table-row>
              <table:table-cell office:value-type="float" office:value="184662">
                <text:p>184662</text:p>
              </table:table-cell>
              <table:table-cell office:value-type="float" office:value="2">
                <text:p>2</text:p>
              </table:table-cell>
              <table:table-cell office:value-type="float" office:value="-32345">
                <text:p>-32345</text:p>
              </table:table-cell>
            </table:table-row>
            <table:table-row>
              <table:table-cell office:value-type="float" office:value="184662">
                <text:p>184662</text:p>
              </table:table-cell>
              <table:table-cell office:value-type="float" office:value="2">
                <text:p>2</text:p>
              </table:table-cell>
              <table:table-cell office:value-type="float" office:value="-32345">
                <text:p>-32345</text:p>
              </table:table-cell>
            </table:table-row>
            <table:table-row>
              <table:table-cell office:value-type="float" office:value="184662">
                <text:p>184662</text:p>
              </table:table-cell>
              <table:table-cell office:value-type="float" office:value="2">
                <text:p>2</text:p>
              </table:table-cell>
              <table:table-cell office:value-type="float" office:value="-32339">
                <text:p>-32339</text:p>
              </table:table-cell>
            </table:table-row>
            <table:table-row>
              <table:table-cell office:value-type="float" office:value="186905">
                <text:p>186905</text:p>
              </table:table-cell>
              <table:table-cell office:value-type="float" office:value="2">
                <text:p>2</text:p>
              </table:table-cell>
              <table:table-cell office:value-type="float" office:value="-32339">
                <text:p>-32339</text:p>
              </table:table-cell>
            </table:table-row>
            <table:table-row>
              <table:table-cell office:value-type="float" office:value="186905">
                <text:p>186905</text:p>
              </table:table-cell>
              <table:table-cell office:value-type="float" office:value="2">
                <text:p>2</text:p>
              </table:table-cell>
              <table:table-cell office:value-type="float" office:value="-32339">
                <text:p>-32339</text:p>
              </table:table-cell>
            </table:table-row>
            <table:table-row>
              <table:table-cell office:value-type="float" office:value="186905">
                <text:p>186905</text:p>
              </table:table-cell>
              <table:table-cell office:value-type="float" office:value="2">
                <text:p>2</text:p>
              </table:table-cell>
              <table:table-cell office:value-type="float" office:value="-32339">
                <text:p>-32339</text:p>
              </table:table-cell>
            </table:table-row>
            <table:table-row>
              <table:table-cell office:value-type="float" office:value="186905">
                <text:p>186905</text:p>
              </table:table-cell>
              <table:table-cell office:value-type="float" office:value="2">
                <text:p>2</text:p>
              </table:table-cell>
              <table:table-cell office:value-type="float" office:value="-32325">
                <text:p>-32325</text:p>
              </table:table-cell>
            </table:table-row>
            <table:table-row>
              <table:table-cell office:value-type="float" office:value="189141">
                <text:p>189141</text:p>
              </table:table-cell>
              <table:table-cell office:value-type="float" office:value="2">
                <text:p>2</text:p>
              </table:table-cell>
              <table:table-cell office:value-type="float" office:value="-32325">
                <text:p>-32325</text:p>
              </table:table-cell>
            </table:table-row>
            <table:table-row>
              <table:table-cell office:value-type="float" office:value="189141">
                <text:p>189141</text:p>
              </table:table-cell>
              <table:table-cell office:value-type="float" office:value="2">
                <text:p>2</text:p>
              </table:table-cell>
              <table:table-cell office:value-type="float" office:value="-32325">
                <text:p>-32325</text:p>
              </table:table-cell>
            </table:table-row>
            <table:table-row>
              <table:table-cell office:value-type="float" office:value="189141">
                <text:p>189141</text:p>
              </table:table-cell>
              <table:table-cell office:value-type="float" office:value="3">
                <text:p>3</text:p>
              </table:table-cell>
              <table:table-cell office:value-type="float" office:value="-32277">
                <text:p>-32277</text:p>
              </table:table-cell>
            </table:table-row>
            <table:table-row>
              <table:table-cell office:value-type="float" office:value="191380">
                <text:p>191380</text:p>
              </table:table-cell>
              <table:table-cell office:value-type="float" office:value="3">
                <text:p>3</text:p>
              </table:table-cell>
              <table:table-cell office:value-type="float" office:value="-32277">
                <text:p>-32277</text:p>
              </table:table-cell>
            </table:table-row>
            <table:table-row>
              <table:table-cell office:value-type="float" office:value="191380">
                <text:p>191380</text:p>
              </table:table-cell>
              <table:table-cell office:value-type="float" office:value="3">
                <text:p>3</text:p>
              </table:table-cell>
              <table:table-cell office:value-type="float" office:value="-32277">
                <text:p>-32277</text:p>
              </table:table-cell>
            </table:table-row>
            <table:table-row>
              <table:table-cell office:value-type="float" office:value="191380">
                <text:p>191380</text:p>
              </table:table-cell>
              <table:table-cell office:value-type="float" office:value="3">
                <text:p>3</text:p>
              </table:table-cell>
              <table:table-cell office:value-type="float" office:value="-32277">
                <text:p>-32277</text:p>
              </table:table-cell>
            </table:table-row>
            <table:table-row>
              <table:table-cell office:value-type="float" office:value="191380">
                <text:p>191380</text:p>
              </table:table-cell>
              <table:table-cell office:value-type="float" office:value="5">
                <text:p>5</text:p>
              </table:table-cell>
              <table:table-cell office:value-type="float" office:value="-32155">
                <text:p>-32155</text:p>
              </table:table-cell>
            </table:table-row>
            <table:table-row>
              <table:table-cell office:value-type="float" office:value="193638">
                <text:p>193638</text:p>
              </table:table-cell>
              <table:table-cell office:value-type="float" office:value="5">
                <text:p>5</text:p>
              </table:table-cell>
              <table:table-cell office:value-type="float" office:value="-32155">
                <text:p>-32155</text:p>
              </table:table-cell>
            </table:table-row>
            <table:table-row>
              <table:table-cell office:value-type="float" office:value="193638">
                <text:p>193638</text:p>
              </table:table-cell>
              <table:table-cell office:value-type="float" office:value="5">
                <text:p>5</text:p>
              </table:table-cell>
              <table:table-cell office:value-type="float" office:value="-32155">
                <text:p>-32155</text:p>
              </table:table-cell>
            </table:table-row>
            <table:table-row>
              <table:table-cell office:value-type="float" office:value="193638">
                <text:p>193638</text:p>
              </table:table-cell>
              <table:table-cell office:value-type="float" office:value="5">
                <text:p>5</text:p>
              </table:table-cell>
              <table:table-cell office:value-type="float" office:value="-32155">
                <text:p>-32155</text:p>
              </table:table-cell>
            </table:table-row>
            <table:table-row>
              <table:table-cell office:value-type="float" office:value="193638">
                <text:p>193638</text:p>
              </table:table-cell>
              <table:table-cell office:value-type="float" office:value="6">
                <text:p>6</text:p>
              </table:table-cell>
              <table:table-cell office:value-type="float" office:value="-32075">
                <text:p>-32075</text:p>
              </table:table-cell>
            </table:table-row>
            <table:table-row>
              <table:table-cell office:value-type="float" office:value="195901">
                <text:p>195901</text:p>
              </table:table-cell>
              <table:table-cell office:value-type="float" office:value="6">
                <text:p>6</text:p>
              </table:table-cell>
              <table:table-cell office:value-type="float" office:value="-32075">
                <text:p>-32075</text:p>
              </table:table-cell>
            </table:table-row>
            <table:table-row>
              <table:table-cell office:value-type="float" office:value="195901">
                <text:p>195901</text:p>
              </table:table-cell>
              <table:table-cell office:value-type="float" office:value="6">
                <text:p>6</text:p>
              </table:table-cell>
              <table:table-cell office:value-type="float" office:value="-32075">
                <text:p>-32075</text:p>
              </table:table-cell>
            </table:table-row>
            <table:table-row>
              <table:table-cell office:value-type="float" office:value="195901">
                <text:p>195901</text:p>
              </table:table-cell>
              <table:table-cell office:value-type="float" office:value="7">
                <text:p>7</text:p>
              </table:table-cell>
              <table:table-cell office:value-type="float" office:value="-32054">
                <text:p>-32054</text:p>
              </table:table-cell>
            </table:table-row>
            <table:table-row>
              <table:table-cell office:value-type="float" office:value="198148">
                <text:p>198148</text:p>
              </table:table-cell>
              <table:table-cell office:value-type="float" office:value="7">
                <text:p>7</text:p>
              </table:table-cell>
              <table:table-cell office:value-type="float" office:value="-32054">
                <text:p>-32054</text:p>
              </table:table-cell>
            </table:table-row>
            <table:table-row>
              <table:table-cell office:value-type="float" office:value="198148">
                <text:p>198148</text:p>
              </table:table-cell>
              <table:table-cell office:value-type="float" office:value="7">
                <text:p>7</text:p>
              </table:table-cell>
              <table:table-cell office:value-type="float" office:value="-32054">
                <text:p>-32054</text:p>
              </table:table-cell>
            </table:table-row>
            <table:table-row>
              <table:table-cell office:value-type="float" office:value="198148">
                <text:p>198148</text:p>
              </table:table-cell>
              <table:table-cell office:value-type="float" office:value="7">
                <text:p>7</text:p>
              </table:table-cell>
              <table:table-cell office:value-type="float" office:value="-32054">
                <text:p>-32054</text:p>
              </table:table-cell>
            </table:table-row>
            <table:table-row>
              <table:table-cell office:value-type="float" office:value="198148">
                <text:p>198148</text:p>
              </table:table-cell>
              <table:table-cell office:value-type="float" office:value="7">
                <text:p>7</text:p>
              </table:table-cell>
              <table:table-cell office:value-type="float" office:value="-32051">
                <text:p>-32051</text:p>
              </table:table-cell>
            </table:table-row>
            <table:table-row>
              <table:table-cell office:value-type="float" office:value="200400">
                <text:p>200400</text:p>
              </table:table-cell>
              <table:table-cell office:value-type="float" office:value="7">
                <text:p>7</text:p>
              </table:table-cell>
              <table:table-cell office:value-type="float" office:value="-32051">
                <text:p>-32051</text:p>
              </table:table-cell>
            </table:table-row>
            <table:table-row>
              <table:table-cell office:value-type="float" office:value="200400">
                <text:p>200400</text:p>
              </table:table-cell>
              <table:table-cell office:value-type="float" office:value="7">
                <text:p>7</text:p>
              </table:table-cell>
              <table:table-cell office:value-type="float" office:value="-32051">
                <text:p>-32051</text:p>
              </table:table-cell>
            </table:table-row>
            <table:table-row>
              <table:table-cell office:value-type="float" office:value="200400">
                <text:p>200400</text:p>
              </table:table-cell>
              <table:table-cell office:value-type="float" office:value="7">
                <text:p>7</text:p>
              </table:table-cell>
              <table:table-cell office:value-type="float" office:value="-32048">
                <text:p>-32048</text:p>
              </table:table-cell>
            </table:table-row>
            <table:table-row>
              <table:table-cell office:value-type="float" office:value="202662">
                <text:p>202662</text:p>
              </table:table-cell>
              <table:table-cell office:value-type="float" office:value="7">
                <text:p>7</text:p>
              </table:table-cell>
              <table:table-cell office:value-type="float" office:value="-32048">
                <text:p>-32048</text:p>
              </table:table-cell>
            </table:table-row>
            <table:table-row>
              <table:table-cell office:value-type="float" office:value="202662">
                <text:p>202662</text:p>
              </table:table-cell>
              <table:table-cell office:value-type="float" office:value="7">
                <text:p>7</text:p>
              </table:table-cell>
              <table:table-cell office:value-type="float" office:value="-32048">
                <text:p>-32048</text:p>
              </table:table-cell>
            </table:table-row>
            <table:table-row>
              <table:table-cell office:value-type="float" office:value="202662">
                <text:p>202662</text:p>
              </table:table-cell>
              <table:table-cell office:value-type="float" office:value="7">
                <text:p>7</text:p>
              </table:table-cell>
              <table:table-cell office:value-type="float" office:value="-32048">
                <text:p>-32048</text:p>
              </table:table-cell>
            </table:table-row>
            <table:table-row>
              <table:table-cell office:value-type="float" office:value="202662">
                <text:p>202662</text:p>
              </table:table-cell>
              <table:table-cell office:value-type="float" office:value="9">
                <text:p>9</text:p>
              </table:table-cell>
              <table:table-cell office:value-type="float" office:value="-31878">
                <text:p>-31878</text:p>
              </table:table-cell>
            </table:table-row>
            <table:table-row>
              <table:table-cell office:value-type="float" office:value="204920">
                <text:p>204920</text:p>
              </table:table-cell>
              <table:table-cell office:value-type="float" office:value="9">
                <text:p>9</text:p>
              </table:table-cell>
              <table:table-cell office:value-type="float" office:value="-31878">
                <text:p>-31878</text:p>
              </table:table-cell>
            </table:table-row>
            <table:table-row>
              <table:table-cell office:value-type="float" office:value="204920">
                <text:p>204920</text:p>
              </table:table-cell>
              <table:table-cell office:value-type="float" office:value="9">
                <text:p>9</text:p>
              </table:table-cell>
              <table:table-cell office:value-type="float" office:value="-31878">
                <text:p>-31878</text:p>
              </table:table-cell>
            </table:table-row>
            <table:table-row>
              <table:table-cell office:value-type="float" office:value="204920">
                <text:p>204920</text:p>
              </table:table-cell>
              <table:table-cell office:value-type="float" office:value="15">
                <text:p>15</text:p>
              </table:table-cell>
              <table:table-cell office:value-type="float" office:value="-31530">
                <text:p>-31530</text:p>
              </table:table-cell>
            </table:table-row>
            <table:table-row>
              <table:table-cell office:value-type="float" office:value="207173">
                <text:p>207173</text:p>
              </table:table-cell>
              <table:table-cell office:value-type="float" office:value="15">
                <text:p>15</text:p>
              </table:table-cell>
              <table:table-cell office:value-type="float" office:value="-31530">
                <text:p>-31530</text:p>
              </table:table-cell>
            </table:table-row>
            <table:table-row>
              <table:table-cell office:value-type="float" office:value="207173">
                <text:p>207173</text:p>
              </table:table-cell>
              <table:table-cell office:value-type="float" office:value="15">
                <text:p>15</text:p>
              </table:table-cell>
              <table:table-cell office:value-type="float" office:value="-31530">
                <text:p>-31530</text:p>
              </table:table-cell>
            </table:table-row>
            <table:table-row>
              <table:table-cell office:value-type="float" office:value="207173">
                <text:p>207173</text:p>
              </table:table-cell>
              <table:table-cell office:value-type="float" office:value="15">
                <text:p>15</text:p>
              </table:table-cell>
              <table:table-cell office:value-type="float" office:value="-31530">
                <text:p>-31530</text:p>
              </table:table-cell>
            </table:table-row>
            <table:table-row>
              <table:table-cell office:value-type="float" office:value="207173">
                <text:p>207173</text:p>
              </table:table-cell>
              <table:table-cell office:value-type="float" office:value="21">
                <text:p>21</text:p>
              </table:table-cell>
              <table:table-cell office:value-type="float" office:value="-31148">
                <text:p>-31148</text:p>
              </table:table-cell>
            </table:table-row>
            <table:table-row>
              <table:table-cell office:value-type="float" office:value="209444">
                <text:p>209444</text:p>
              </table:table-cell>
              <table:table-cell office:value-type="float" office:value="21">
                <text:p>21</text:p>
              </table:table-cell>
              <table:table-cell office:value-type="float" office:value="-31148">
                <text:p>-31148</text:p>
              </table:table-cell>
            </table:table-row>
            <table:table-row>
              <table:table-cell office:value-type="float" office:value="209444">
                <text:p>209444</text:p>
              </table:table-cell>
              <table:table-cell office:value-type="float" office:value="21">
                <text:p>21</text:p>
              </table:table-cell>
              <table:table-cell office:value-type="float" office:value="-31148">
                <text:p>-31148</text:p>
              </table:table-cell>
            </table:table-row>
            <table:table-row>
              <table:table-cell office:value-type="float" office:value="209444">
                <text:p>209444</text:p>
              </table:table-cell>
              <table:table-cell office:value-type="float" office:value="21">
                <text:p>21</text:p>
              </table:table-cell>
              <table:table-cell office:value-type="float" office:value="-31148">
                <text:p>-31148</text:p>
              </table:table-cell>
            </table:table-row>
            <table:table-row>
              <table:table-cell office:value-type="float" office:value="209444">
                <text:p>209444</text:p>
              </table:table-cell>
              <table:table-cell office:value-type="float" office:value="24">
                <text:p>24</text:p>
              </table:table-cell>
              <table:table-cell office:value-type="float" office:value="-30938">
                <text:p>-30938</text:p>
              </table:table-cell>
            </table:table-row>
            <table:table-row>
              <table:table-cell office:value-type="float" office:value="211699">
                <text:p>211699</text:p>
              </table:table-cell>
              <table:table-cell office:value-type="float" office:value="24">
                <text:p>24</text:p>
              </table:table-cell>
              <table:table-cell office:value-type="float" office:value="-30938">
                <text:p>-30938</text:p>
              </table:table-cell>
            </table:table-row>
            <table:table-row>
              <table:table-cell office:value-type="float" office:value="211699">
                <text:p>211699</text:p>
              </table:table-cell>
              <table:table-cell office:value-type="float" office:value="24">
                <text:p>24</text:p>
              </table:table-cell>
              <table:table-cell office:value-type="float" office:value="-30938">
                <text:p>-30938</text:p>
              </table:table-cell>
            </table:table-row>
            <table:table-row>
              <table:table-cell office:value-type="float" office:value="211699">
                <text:p>211699</text:p>
              </table:table-cell>
              <table:table-cell office:value-type="float" office:value="34">
                <text:p>34</text:p>
              </table:table-cell>
              <table:table-cell office:value-type="float" office:value="-30319">
                <text:p>-30319</text:p>
              </table:table-cell>
            </table:table-row>
            <table:table-row>
              <table:table-cell office:value-type="float" office:value="213961">
                <text:p>213961</text:p>
              </table:table-cell>
              <table:table-cell office:value-type="float" office:value="34">
                <text:p>34</text:p>
              </table:table-cell>
              <table:table-cell office:value-type="float" office:value="-30319">
                <text:p>-30319</text:p>
              </table:table-cell>
            </table:table-row>
            <table:table-row>
              <table:table-cell office:value-type="float" office:value="213961">
                <text:p>213961</text:p>
              </table:table-cell>
              <table:table-cell office:value-type="float" office:value="34">
                <text:p>34</text:p>
              </table:table-cell>
              <table:table-cell office:value-type="float" office:value="-30319">
                <text:p>-30319</text:p>
              </table:table-cell>
            </table:table-row>
            <table:table-row>
              <table:table-cell office:value-type="float" office:value="213961">
                <text:p>213961</text:p>
              </table:table-cell>
              <table:table-cell office:value-type="float" office:value="34">
                <text:p>34</text:p>
              </table:table-cell>
              <table:table-cell office:value-type="float" office:value="-30319">
                <text:p>-30319</text:p>
              </table:table-cell>
            </table:table-row>
            <table:table-row>
              <table:table-cell office:value-type="float" office:value="213961">
                <text:p>213961</text:p>
              </table:table-cell>
              <table:table-cell office:value-type="float" office:value="6">
                <text:p>6</text:p>
              </table:table-cell>
              <table:table-cell office:value-type="float" office:value="-29607">
                <text:p>-29607</text:p>
              </table:table-cell>
            </table:table-row>
            <table:table-row>
              <table:table-cell office:value-type="float" office:value="216226">
                <text:p>216226</text:p>
              </table:table-cell>
              <table:table-cell office:value-type="float" office:value="6">
                <text:p>6</text:p>
              </table:table-cell>
              <table:table-cell office:value-type="float" office:value="-29607">
                <text:p>-29607</text:p>
              </table:table-cell>
            </table:table-row>
            <table:table-row>
              <table:table-cell office:value-type="float" office:value="216226">
                <text:p>216226</text:p>
              </table:table-cell>
              <table:table-cell office:value-type="float" office:value="6">
                <text:p>6</text:p>
              </table:table-cell>
              <table:table-cell office:value-type="float" office:value="-29607">
                <text:p>-29607</text:p>
              </table:table-cell>
            </table:table-row>
            <table:table-row>
              <table:table-cell office:value-type="float" office:value="216226">
                <text:p>216226</text:p>
              </table:table-cell>
              <table:table-cell office:value-type="float" office:value="32">
                <text:p>32</text:p>
              </table:table-cell>
              <table:table-cell office:value-type="float" office:value="-27940">
                <text:p>-27940</text:p>
              </table:table-cell>
            </table:table-row>
            <table:table-row>
              <table:table-cell office:value-type="float" office:value="218493">
                <text:p>218493</text:p>
              </table:table-cell>
              <table:table-cell office:value-type="float" office:value="32">
                <text:p>32</text:p>
              </table:table-cell>
              <table:table-cell office:value-type="float" office:value="-27940">
                <text:p>-27940</text:p>
              </table:table-cell>
            </table:table-row>
            <table:table-row>
              <table:table-cell office:value-type="float" office:value="218493">
                <text:p>218493</text:p>
              </table:table-cell>
              <table:table-cell office:value-type="float" office:value="32">
                <text:p>32</text:p>
              </table:table-cell>
              <table:table-cell office:value-type="float" office:value="-27940">
                <text:p>-27940</text:p>
              </table:table-cell>
            </table:table-row>
            <table:table-row>
              <table:table-cell office:value-type="float" office:value="218493">
                <text:p>218493</text:p>
              </table:table-cell>
              <table:table-cell office:value-type="float" office:value="32">
                <text:p>32</text:p>
              </table:table-cell>
              <table:table-cell office:value-type="float" office:value="-27940">
                <text:p>-27940</text:p>
              </table:table-cell>
            </table:table-row>
            <table:table-row>
              <table:table-cell office:value-type="float" office:value="218493">
                <text:p>218493</text:p>
              </table:table-cell>
              <table:table-cell office:value-type="float" office:value="12">
                <text:p>12</text:p>
              </table:table-cell>
              <table:table-cell office:value-type="float" office:value="-26710">
                <text:p>-26710</text:p>
              </table:table-cell>
            </table:table-row>
            <table:table-row>
              <table:table-cell office:value-type="float" office:value="220745">
                <text:p>220745</text:p>
              </table:table-cell>
              <table:table-cell office:value-type="float" office:value="12">
                <text:p>12</text:p>
              </table:table-cell>
              <table:table-cell office:value-type="float" office:value="-26710">
                <text:p>-26710</text:p>
              </table:table-cell>
            </table:table-row>
            <table:table-row>
              <table:table-cell office:value-type="float" office:value="220745">
                <text:p>220745</text:p>
              </table:table-cell>
              <table:table-cell office:value-type="float" office:value="12">
                <text:p>12</text:p>
              </table:table-cell>
              <table:table-cell office:value-type="float" office:value="-26710">
                <text:p>-26710</text:p>
              </table:table-cell>
            </table:table-row>
            <table:table-row>
              <table:table-cell office:value-type="float" office:value="220745">
                <text:p>220745</text:p>
              </table:table-cell>
              <table:table-cell office:value-type="float" office:value="12">
                <text:p>12</text:p>
              </table:table-cell>
              <table:table-cell office:value-type="float" office:value="-26710">
                <text:p>-26710</text:p>
              </table:table-cell>
            </table:table-row>
            <table:table-row>
              <table:table-cell office:value-type="float" office:value="220745">
                <text:p>220745</text:p>
              </table:table-cell>
              <table:table-cell office:value-type="float" office:value="37">
                <text:p>37</text:p>
              </table:table-cell>
              <table:table-cell office:value-type="float" office:value="-25163">
                <text:p>-25163</text:p>
              </table:table-cell>
            </table:table-row>
            <table:table-row>
              <table:table-cell office:value-type="float" office:value="222994">
                <text:p>222994</text:p>
              </table:table-cell>
              <table:table-cell office:value-type="float" office:value="37">
                <text:p>37</text:p>
              </table:table-cell>
              <table:table-cell office:value-type="float" office:value="-25163">
                <text:p>-25163</text:p>
              </table:table-cell>
            </table:table-row>
            <table:table-row>
              <table:table-cell office:value-type="float" office:value="222994">
                <text:p>222994</text:p>
              </table:table-cell>
              <table:table-cell office:value-type="float" office:value="37">
                <text:p>37</text:p>
              </table:table-cell>
              <table:table-cell office:value-type="float" office:value="-25163">
                <text:p>-25163</text:p>
              </table:table-cell>
            </table:table-row>
            <table:table-row>
              <table:table-cell office:value-type="float" office:value="222994">
                <text:p>222994</text:p>
              </table:table-cell>
              <table:table-cell office:value-type="float" office:value="18">
                <text:p>18</text:p>
              </table:table-cell>
              <table:table-cell office:value-type="float" office:value="-23843">
                <text:p>-23843</text:p>
              </table:table-cell>
            </table:table-row>
            <table:table-row>
              <table:table-cell office:value-type="float" office:value="225233">
                <text:p>225233</text:p>
              </table:table-cell>
              <table:table-cell office:value-type="float" office:value="18">
                <text:p>18</text:p>
              </table:table-cell>
              <table:table-cell office:value-type="float" office:value="-23843">
                <text:p>-23843</text:p>
              </table:table-cell>
            </table:table-row>
            <table:table-row>
              <table:table-cell office:value-type="float" office:value="225233">
                <text:p>225233</text:p>
              </table:table-cell>
              <table:table-cell office:value-type="float" office:value="18">
                <text:p>18</text:p>
              </table:table-cell>
              <table:table-cell office:value-type="float" office:value="-23843">
                <text:p>-23843</text:p>
              </table:table-cell>
            </table:table-row>
            <table:table-row>
              <table:table-cell office:value-type="float" office:value="225233">
                <text:p>225233</text:p>
              </table:table-cell>
              <table:table-cell office:value-type="float" office:value="18">
                <text:p>18</text:p>
              </table:table-cell>
              <table:table-cell office:value-type="float" office:value="-23843">
                <text:p>-23843</text:p>
              </table:table-cell>
            </table:table-row>
            <table:table-row>
              <table:table-cell office:value-type="float" office:value="225233">
                <text:p>225233</text:p>
              </table:table-cell>
              <table:table-cell office:value-type="float" office:value="9">
                <text:p>9</text:p>
              </table:table-cell>
              <table:table-cell office:value-type="float" office:value="-21878">
                <text:p>-21878</text:p>
              </table:table-cell>
            </table:table-row>
            <table:table-row>
              <table:table-cell office:value-type="float" office:value="227492">
                <text:p>227492</text:p>
              </table:table-cell>
              <table:table-cell office:value-type="float" office:value="9">
                <text:p>9</text:p>
              </table:table-cell>
              <table:table-cell office:value-type="float" office:value="-21878">
                <text:p>-21878</text:p>
              </table:table-cell>
            </table:table-row>
            <table:table-row>
              <table:table-cell office:value-type="float" office:value="227492">
                <text:p>227492</text:p>
              </table:table-cell>
              <table:table-cell office:value-type="float" office:value="9">
                <text:p>9</text:p>
              </table:table-cell>
              <table:table-cell office:value-type="float" office:value="-21878">
                <text:p>-21878</text:p>
              </table:table-cell>
            </table:table-row>
            <table:table-row>
              <table:table-cell office:value-type="float" office:value="227492">
                <text:p>227492</text:p>
              </table:table-cell>
              <table:table-cell office:value-type="float" office:value="16">
                <text:p>16</text:p>
              </table:table-cell>
              <table:table-cell office:value-type="float" office:value="-18991">
                <text:p>-18991</text:p>
              </table:table-cell>
            </table:table-row>
            <table:table-row>
              <table:table-cell office:value-type="float" office:value="229735">
                <text:p>229735</text:p>
              </table:table-cell>
              <table:table-cell office:value-type="float" office:value="16">
                <text:p>16</text:p>
              </table:table-cell>
              <table:table-cell office:value-type="float" office:value="-18991">
                <text:p>-18991</text:p>
              </table:table-cell>
            </table:table-row>
            <table:table-row>
              <table:table-cell office:value-type="float" office:value="229735">
                <text:p>229735</text:p>
              </table:table-cell>
              <table:table-cell office:value-type="float" office:value="16">
                <text:p>16</text:p>
              </table:table-cell>
              <table:table-cell office:value-type="float" office:value="-18991">
                <text:p>-18991</text:p>
              </table:table-cell>
            </table:table-row>
            <table:table-row>
              <table:table-cell office:value-type="float" office:value="229735">
                <text:p>229735</text:p>
              </table:table-cell>
              <table:table-cell office:value-type="float" office:value="16">
                <text:p>16</text:p>
              </table:table-cell>
              <table:table-cell office:value-type="float" office:value="-18991">
                <text:p>-18991</text:p>
              </table:table-cell>
            </table:table-row>
            <table:table-row>
              <table:table-cell office:value-type="float" office:value="229735">
                <text:p>229735</text:p>
              </table:table-cell>
              <table:table-cell office:value-type="float" office:value="26">
                <text:p>26</text:p>
              </table:table-cell>
              <table:table-cell office:value-type="float" office:value="-15813">
                <text:p>-15813</text:p>
              </table:table-cell>
            </table:table-row>
            <table:table-row>
              <table:table-cell office:value-type="float" office:value="231977">
                <text:p>231977</text:p>
              </table:table-cell>
              <table:table-cell office:value-type="float" office:value="26">
                <text:p>26</text:p>
              </table:table-cell>
              <table:table-cell office:value-type="float" office:value="-15813">
                <text:p>-15813</text:p>
              </table:table-cell>
            </table:table-row>
            <table:table-row>
              <table:table-cell office:value-type="float" office:value="231977">
                <text:p>231977</text:p>
              </table:table-cell>
              <table:table-cell office:value-type="float" office:value="26">
                <text:p>26</text:p>
              </table:table-cell>
              <table:table-cell office:value-type="float" office:value="-15813">
                <text:p>-15813</text:p>
              </table:table-cell>
            </table:table-row>
            <table:table-row>
              <table:table-cell office:value-type="float" office:value="231977">
                <text:p>231977</text:p>
              </table:table-cell>
              <table:table-cell office:value-type="float" office:value="35">
                <text:p>35</text:p>
              </table:table-cell>
              <table:table-cell office:value-type="float" office:value="-12756">
                <text:p>-12756</text:p>
              </table:table-cell>
            </table:table-row>
            <table:table-row>
              <table:table-cell office:value-type="float" office:value="234257">
                <text:p>234257</text:p>
              </table:table-cell>
              <table:table-cell office:value-type="float" office:value="35">
                <text:p>35</text:p>
              </table:table-cell>
              <table:table-cell office:value-type="float" office:value="-12756">
                <text:p>-12756</text:p>
              </table:table-cell>
            </table:table-row>
            <table:table-row>
              <table:table-cell office:value-type="float" office:value="234257">
                <text:p>234257</text:p>
              </table:table-cell>
              <table:table-cell office:value-type="float" office:value="35">
                <text:p>35</text:p>
              </table:table-cell>
              <table:table-cell office:value-type="float" office:value="-12756">
                <text:p>-12756</text:p>
              </table:table-cell>
            </table:table-row>
            <table:table-row>
              <table:table-cell office:value-type="float" office:value="234257">
                <text:p>234257</text:p>
              </table:table-cell>
              <table:table-cell office:value-type="float" office:value="35">
                <text:p>35</text:p>
              </table:table-cell>
              <table:table-cell office:value-type="float" office:value="-12756">
                <text:p>-12756</text:p>
              </table:table-cell>
            </table:table-row>
            <table:table-row>
              <table:table-cell office:value-type="float" office:value="234257">
                <text:p>234257</text:p>
              </table:table-cell>
              <table:table-cell office:value-type="float" office:value="34">
                <text:p>34</text:p>
              </table:table-cell>
              <table:table-cell office:value-type="float" office:value="-10325">
                <text:p>-10325</text:p>
              </table:table-cell>
            </table:table-row>
            <table:table-row>
              <table:table-cell office:value-type="float" office:value="236534">
                <text:p>236534</text:p>
              </table:table-cell>
              <table:table-cell office:value-type="float" office:value="34">
                <text:p>34</text:p>
              </table:table-cell>
              <table:table-cell office:value-type="float" office:value="-10325">
                <text:p>-10325</text:p>
              </table:table-cell>
            </table:table-row>
            <table:table-row>
              <table:table-cell office:value-type="float" office:value="236534">
                <text:p>236534</text:p>
              </table:table-cell>
              <table:table-cell office:value-type="float" office:value="34">
                <text:p>34</text:p>
              </table:table-cell>
              <table:table-cell office:value-type="float" office:value="-10325">
                <text:p>-10325</text:p>
              </table:table-cell>
            </table:table-row>
            <table:table-row>
              <table:table-cell office:value-type="float" office:value="236534">
                <text:p>236534</text:p>
              </table:table-cell>
              <table:table-cell office:value-type="float" office:value="34">
                <text:p>34</text:p>
              </table:table-cell>
              <table:table-cell office:value-type="float" office:value="-10325">
                <text:p>-10325</text:p>
              </table:table-cell>
            </table:table-row>
            <table:table-row>
              <table:table-cell office:value-type="float" office:value="236534">
                <text:p>236534</text:p>
              </table:table-cell>
              <table:table-cell office:value-type="float" office:value="20">
                <text:p>20</text:p>
              </table:table-cell>
              <table:table-cell office:value-type="float" office:value="-8718">
                <text:p>-8718</text:p>
              </table:table-cell>
            </table:table-row>
            <table:table-row>
              <table:table-cell office:value-type="float" office:value="238805">
                <text:p>238805</text:p>
              </table:table-cell>
              <table:table-cell office:value-type="float" office:value="20">
                <text:p>20</text:p>
              </table:table-cell>
              <table:table-cell office:value-type="float" office:value="-8718">
                <text:p>-8718</text:p>
              </table:table-cell>
            </table:table-row>
            <table:table-row>
              <table:table-cell office:value-type="float" office:value="238805">
                <text:p>238805</text:p>
              </table:table-cell>
              <table:table-cell office:value-type="float" office:value="20">
                <text:p>20</text:p>
              </table:table-cell>
              <table:table-cell office:value-type="float" office:value="-8718">
                <text:p>-8718</text:p>
              </table:table-cell>
            </table:table-row>
            <table:table-row>
              <table:table-cell office:value-type="float" office:value="238805">
                <text:p>238805</text:p>
              </table:table-cell>
              <table:table-cell office:value-type="float" office:value="7">
                <text:p>7</text:p>
              </table:table-cell>
              <table:table-cell office:value-type="float" office:value="-7055">
                <text:p>-7055</text:p>
              </table:table-cell>
            </table:table-row>
            <table:table-row>
              <table:table-cell office:value-type="float" office:value="241052">
                <text:p>241052</text:p>
              </table:table-cell>
              <table:table-cell office:value-type="float" office:value="7">
                <text:p>7</text:p>
              </table:table-cell>
              <table:table-cell office:value-type="float" office:value="-7055">
                <text:p>-7055</text:p>
              </table:table-cell>
            </table:table-row>
            <table:table-row>
              <table:table-cell office:value-type="float" office:value="241052">
                <text:p>241052</text:p>
              </table:table-cell>
              <table:table-cell office:value-type="float" office:value="7">
                <text:p>7</text:p>
              </table:table-cell>
              <table:table-cell office:value-type="float" office:value="-7055">
                <text:p>-7055</text:p>
              </table:table-cell>
            </table:table-row>
            <table:table-row>
              <table:table-cell office:value-type="float" office:value="241052">
                <text:p>241052</text:p>
              </table:table-cell>
              <table:table-cell office:value-type="float" office:value="7">
                <text:p>7</text:p>
              </table:table-cell>
              <table:table-cell office:value-type="float" office:value="-7055">
                <text:p>-7055</text:p>
              </table:table-cell>
            </table:table-row>
            <table:table-row>
              <table:table-cell office:value-type="float" office:value="241052">
                <text:p>241052</text:p>
              </table:table-cell>
              <table:table-cell office:value-type="float" office:value="38">
                <text:p>38</text:p>
              </table:table-cell>
              <table:table-cell office:value-type="float" office:value="-5095">
                <text:p>-5095</text:p>
              </table:table-cell>
            </table:table-row>
            <table:table-row>
              <table:table-cell office:value-type="float" office:value="243302">
                <text:p>243302</text:p>
              </table:table-cell>
              <table:table-cell office:value-type="float" office:value="38">
                <text:p>38</text:p>
              </table:table-cell>
              <table:table-cell office:value-type="float" office:value="-5095">
                <text:p>-5095</text:p>
              </table:table-cell>
            </table:table-row>
            <table:table-row>
              <table:table-cell office:value-type="float" office:value="243302">
                <text:p>243302</text:p>
              </table:table-cell>
              <table:table-cell office:value-type="float" office:value="38">
                <text:p>38</text:p>
              </table:table-cell>
              <table:table-cell office:value-type="float" office:value="-5095">
                <text:p>-5095</text:p>
              </table:table-cell>
            </table:table-row>
            <table:table-row>
              <table:table-cell office:value-type="float" office:value="243302">
                <text:p>243302</text:p>
              </table:table-cell>
              <table:table-cell office:value-type="float" office:value="20">
                <text:p>20</text:p>
              </table:table-cell>
              <table:table-cell office:value-type="float" office:value="-3708">
                <text:p>-3708</text:p>
              </table:table-cell>
            </table:table-row>
            <table:table-row>
              <table:table-cell office:value-type="float" office:value="245560">
                <text:p>245560</text:p>
              </table:table-cell>
              <table:table-cell office:value-type="float" office:value="20">
                <text:p>20</text:p>
              </table:table-cell>
              <table:table-cell office:value-type="float" office:value="-3708">
                <text:p>-3708</text:p>
              </table:table-cell>
            </table:table-row>
            <table:table-row>
              <table:table-cell office:value-type="float" office:value="245560">
                <text:p>245560</text:p>
              </table:table-cell>
              <table:table-cell office:value-type="float" office:value="20">
                <text:p>20</text:p>
              </table:table-cell>
              <table:table-cell office:value-type="float" office:value="-3708">
                <text:p>-3708</text:p>
              </table:table-cell>
            </table:table-row>
            <table:table-row>
              <table:table-cell office:value-type="float" office:value="245560">
                <text:p>245560</text:p>
              </table:table-cell>
              <table:table-cell office:value-type="float" office:value="20">
                <text:p>20</text:p>
              </table:table-cell>
              <table:table-cell office:value-type="float" office:value="-3708">
                <text:p>-3708</text:p>
              </table:table-cell>
            </table:table-row>
            <table:table-row>
              <table:table-cell office:value-type="float" office:value="245560">
                <text:p>245560</text:p>
              </table:table-cell>
              <table:table-cell office:value-type="float" office:value="1">
                <text:p>1</text:p>
              </table:table-cell>
              <table:table-cell office:value-type="float" office:value="-2397">
                <text:p>-2397</text:p>
              </table:table-cell>
            </table:table-row>
            <table:table-row>
              <table:table-cell office:value-type="float" office:value="247807">
                <text:p>247807</text:p>
              </table:table-cell>
              <table:table-cell office:value-type="float" office:value="1">
                <text:p>1</text:p>
              </table:table-cell>
              <table:table-cell office:value-type="float" office:value="-2397">
                <text:p>-2397</text:p>
              </table:table-cell>
            </table:table-row>
            <table:table-row>
              <table:table-cell office:value-type="float" office:value="247807">
                <text:p>247807</text:p>
              </table:table-cell>
              <table:table-cell office:value-type="float" office:value="1">
                <text:p>1</text:p>
              </table:table-cell>
              <table:table-cell office:value-type="float" office:value="-2397">
                <text:p>-2397</text:p>
              </table:table-cell>
            </table:table-row>
            <table:table-row>
              <table:table-cell office:value-type="float" office:value="247807">
                <text:p>247807</text:p>
              </table:table-cell>
              <table:table-cell office:value-type="float" office:value="8">
                <text:p>8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float" office:value="250063">
                <text:p>250063</text:p>
              </table:table-cell>
              <table:table-cell office:value-type="float" office:value="8">
                <text:p>8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float" office:value="250063">
                <text:p>250063</text:p>
              </table:table-cell>
              <table:table-cell office:value-type="float" office:value="8">
                <text:p>8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float" office:value="250063">
                <text:p>250063</text:p>
              </table:table-cell>
              <table:table-cell office:value-type="float" office:value="8">
                <text:p>8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float" office:value="250063">
                <text:p>250063</text:p>
              </table:table-cell>
              <table:table-cell office:value-type="float" office:value="8">
                <text:p>8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float" office:value="252312">
                <text:p>252312</text:p>
              </table:table-cell>
              <table:table-cell office:value-type="float" office:value="8">
                <text:p>8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float" office:value="252312">
                <text:p>252312</text:p>
              </table:table-cell>
              <table:table-cell office:value-type="float" office:value="8">
                <text:p>8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float" office:value="252312">
                <text:p>252312</text:p>
              </table:table-cell>
              <table:table-cell office:value-type="float" office:value="8">
                <text:p>8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float" office:value="252312">
                <text:p>252312</text:p>
              </table:table-cell>
              <table:table-cell office:value-type="float" office:value="8">
                <text:p>8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float" office:value="254558">
                <text:p>254558</text:p>
              </table:table-cell>
              <table:table-cell office:value-type="float" office:value="8">
                <text:p>8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float" office:value="254558">
                <text:p>254558</text:p>
              </table:table-cell>
              <table:table-cell office:value-type="float" office:value="8">
                <text:p>8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float" office:value="254558">
                <text:p>254558</text:p>
              </table:table-cell>
              <table:table-cell office:value-type="float" office:value="7">
                <text:p>7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float" office:value="256807">
                <text:p>256807</text:p>
              </table:table-cell>
              <table:table-cell office:value-type="float" office:value="7">
                <text:p>7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float" office:value="256807">
                <text:p>256807</text:p>
              </table:table-cell>
              <table:table-cell office:value-type="float" office:value="7">
                <text:p>7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float" office:value="256807">
                <text:p>256807</text:p>
              </table:table-cell>
              <table:table-cell office:value-type="float" office:value="7">
                <text:p>7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float" office:value="256807">
                <text:p>256807</text:p>
              </table:table-cell>
              <table:table-cell office:value-type="float" office:value="7">
                <text:p>7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float" office:value="259072">
                <text:p>259072</text:p>
              </table:table-cell>
              <table:table-cell office:value-type="float" office:value="7">
                <text:p>7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float" office:value="259072">
                <text:p>259072</text:p>
              </table:table-cell>
              <table:table-cell office:value-type="float" office:value="7">
                <text:p>7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float" office:value="259072">
                <text:p>259072</text:p>
              </table:table-cell>
              <table:table-cell office:value-type="float" office:value="7">
                <text:p>7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float" office:value="261334">
                <text:p>261334</text:p>
              </table:table-cell>
              <table:table-cell office:value-type="float" office:value="7">
                <text:p>7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float" office:value="261334">
                <text:p>261334</text:p>
              </table:table-cell>
              <table:table-cell office:value-type="float" office:value="7">
                <text:p>7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float" office:value="261334">
                <text:p>261334</text:p>
              </table:table-cell>
              <table:table-cell office:value-type="float" office:value="7">
                <text:p>7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float" office:value="261334">
                <text:p>261334</text:p>
              </table:table-cell>
              <table:table-cell office:value-type="float" office:value="7">
                <text:p>7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float" office:value="263607">
                <text:p>263607</text:p>
              </table:table-cell>
              <table:table-cell office:value-type="float" office:value="7">
                <text:p>7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float" office:value="263607">
                <text:p>263607</text:p>
              </table:table-cell>
              <table:table-cell office:value-type="float" office:value="7">
                <text:p>7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float" office:value="263607">
                <text:p>263607</text:p>
              </table:table-cell>
              <table:table-cell office:value-type="float" office:value="7">
                <text:p>7</text:p>
              </table:table-cell>
              <table:table-cell office:value-type="float" office:value="-2022">
                <text:p>-2022</text:p>
              </table:table-cell>
            </table:table-row>
            <table:table-row>
              <table:table-cell office:value-type="float" office:value="263607">
                <text:p>263607</text:p>
              </table:table-cell>
              <table:table-cell office:value-type="float" office:value="7">
                <text:p>7</text:p>
              </table:table-cell>
              <table:table-cell office:value-type="float" office:value="-2022">
                <text:p>-2022</text:p>
              </table:table-cell>
            </table:table-row>
            <table:table-row>
              <table:table-cell office:value-type="float" office:value="265856">
                <text:p>265856</text:p>
              </table:table-cell>
              <table:table-cell office:value-type="float" office:value="7">
                <text:p>7</text:p>
              </table:table-cell>
              <table:table-cell office:value-type="float" office:value="-2022">
                <text:p>-2022</text:p>
              </table:table-cell>
            </table:table-row>
            <table:table-row>
              <table:table-cell office:value-type="float" office:value="265856">
                <text:p>265856</text:p>
              </table:table-cell>
              <table:table-cell office:value-type="float" office:value="7">
                <text:p>7</text:p>
              </table:table-cell>
              <table:table-cell office:value-type="float" office:value="-2022">
                <text:p>-2022</text:p>
              </table:table-cell>
            </table:table-row>
            <table:table-row>
              <table:table-cell office:value-type="float" office:value="265856">
                <text:p>265856</text:p>
              </table:table-cell>
              <table:table-cell office:value-type="float" office:value="7">
                <text:p>7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float" office:value="268112">
                <text:p>268112</text:p>
              </table:table-cell>
              <table:table-cell office:value-type="float" office:value="7">
                <text:p>7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float" office:value="268112">
                <text:p>268112</text:p>
              </table:table-cell>
              <table:table-cell office:value-type="float" office:value="7">
                <text:p>7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float" office:value="268112">
                <text:p>268112</text:p>
              </table:table-cell>
              <table:table-cell office:value-type="float" office:value="7">
                <text:p>7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float" office:value="268112">
                <text:p>268112</text:p>
              </table:table-cell>
              <table:table-cell office:value-type="float" office:value="7">
                <text:p>7</text:p>
              </table:table-cell>
              <table:table-cell office:value-type="float" office:value="-2036">
                <text:p>-2036</text:p>
              </table:table-cell>
            </table:table-row>
            <table:table-row>
              <table:table-cell office:value-type="float" office:value="270384">
                <text:p>270384</text:p>
              </table:table-cell>
              <table:table-cell office:value-type="float" office:value="7">
                <text:p>7</text:p>
              </table:table-cell>
              <table:table-cell office:value-type="float" office:value="-2036">
                <text:p>-2036</text:p>
              </table:table-cell>
            </table:table-row>
            <table:table-row>
              <table:table-cell office:value-type="float" office:value="270384">
                <text:p>270384</text:p>
              </table:table-cell>
              <table:table-cell office:value-type="float" office:value="7">
                <text:p>7</text:p>
              </table:table-cell>
              <table:table-cell office:value-type="float" office:value="-2036">
                <text:p>-2036</text:p>
              </table:table-cell>
            </table:table-row>
            <table:table-row>
              <table:table-cell office:value-type="float" office:value="270384">
                <text:p>270384</text:p>
              </table:table-cell>
              <table:table-cell office:value-type="float" office:value="1">
                <text:p>1</text:p>
              </table:table-cell>
              <table:table-cell office:value-type="float" office:value="-2435">
                <text:p>-2435</text:p>
              </table:table-cell>
            </table:table-row>
            <table:table-row>
              <table:table-cell office:value-type="float" office:value="272643">
                <text:p>272643</text:p>
              </table:table-cell>
              <table:table-cell office:value-type="float" office:value="1">
                <text:p>1</text:p>
              </table:table-cell>
              <table:table-cell office:value-type="float" office:value="-2435">
                <text:p>-2435</text:p>
              </table:table-cell>
            </table:table-row>
            <table:table-row>
              <table:table-cell office:value-type="float" office:value="272643">
                <text:p>272643</text:p>
              </table:table-cell>
              <table:table-cell office:value-type="float" office:value="1">
                <text:p>1</text:p>
              </table:table-cell>
              <table:table-cell office:value-type="float" office:value="-2435">
                <text:p>-2435</text:p>
              </table:table-cell>
            </table:table-row>
            <table:table-row>
              <table:table-cell office:value-type="float" office:value="272643">
                <text:p>272643</text:p>
              </table:table-cell>
              <table:table-cell office:value-type="float" office:value="1">
                <text:p>1</text:p>
              </table:table-cell>
              <table:table-cell office:value-type="float" office:value="-2435">
                <text:p>-2435</text:p>
              </table:table-cell>
            </table:table-row>
            <table:table-row>
              <table:table-cell office:value-type="float" office:value="272643">
                <text:p>272643</text:p>
              </table:table-cell>
              <table:table-cell office:value-type="float" office:value="34">
                <text:p>34</text:p>
              </table:table-cell>
              <table:table-cell office:value-type="float" office:value="-2851">
                <text:p>-2851</text:p>
              </table:table-cell>
            </table:table-row>
            <table:table-row>
              <table:table-cell office:value-type="float" office:value="274900">
                <text:p>274900</text:p>
              </table:table-cell>
              <table:table-cell office:value-type="float" office:value="34">
                <text:p>34</text:p>
              </table:table-cell>
              <table:table-cell office:value-type="float" office:value="-2851">
                <text:p>-2851</text:p>
              </table:table-cell>
            </table:table-row>
            <table:table-row>
              <table:table-cell office:value-type="float" office:value="274900">
                <text:p>274900</text:p>
              </table:table-cell>
              <table:table-cell office:value-type="float" office:value="34">
                <text:p>34</text:p>
              </table:table-cell>
              <table:table-cell office:value-type="float" office:value="-2851">
                <text:p>-2851</text:p>
              </table:table-cell>
            </table:table-row>
            <table:table-row>
              <table:table-cell office:value-type="float" office:value="274900">
                <text:p>274900</text:p>
              </table:table-cell>
              <table:table-cell office:value-type="float" office:value="7">
                <text:p>7</text:p>
              </table:table-cell>
              <table:table-cell office:value-type="float" office:value="-4512">
                <text:p>-4512</text:p>
              </table:table-cell>
            </table:table-row>
            <table:table-row>
              <table:table-cell office:value-type="float" office:value="277162">
                <text:p>277162</text:p>
              </table:table-cell>
              <table:table-cell office:value-type="float" office:value="7">
                <text:p>7</text:p>
              </table:table-cell>
              <table:table-cell office:value-type="float" office:value="-4512">
                <text:p>-4512</text:p>
              </table:table-cell>
            </table:table-row>
            <table:table-row>
              <table:table-cell office:value-type="float" office:value="277162">
                <text:p>277162</text:p>
              </table:table-cell>
              <table:table-cell office:value-type="float" office:value="7">
                <text:p>7</text:p>
              </table:table-cell>
              <table:table-cell office:value-type="float" office:value="-4512">
                <text:p>-4512</text:p>
              </table:table-cell>
            </table:table-row>
            <table:table-row>
              <table:table-cell office:value-type="float" office:value="277162">
                <text:p>277162</text:p>
              </table:table-cell>
              <table:table-cell office:value-type="float" office:value="7">
                <text:p>7</text:p>
              </table:table-cell>
              <table:table-cell office:value-type="float" office:value="-4512">
                <text:p>-4512</text:p>
              </table:table-cell>
            </table:table-row>
            <table:table-row>
              <table:table-cell office:value-type="float" office:value="277162">
                <text:p>277162</text:p>
              </table:table-cell>
              <table:table-cell office:value-type="float" office:value="30">
                <text:p>30</text:p>
              </table:table-cell>
              <table:table-cell office:value-type="float" office:value="-5579">
                <text:p>-5579</text:p>
              </table:table-cell>
            </table:table-row>
            <table:table-row>
              <table:table-cell office:value-type="float" office:value="279420">
                <text:p>279420</text:p>
              </table:table-cell>
              <table:table-cell office:value-type="float" office:value="30">
                <text:p>30</text:p>
              </table:table-cell>
              <table:table-cell office:value-type="float" office:value="-5579">
                <text:p>-5579</text:p>
              </table:table-cell>
            </table:table-row>
            <table:table-row>
              <table:table-cell office:value-type="float" office:value="279420">
                <text:p>279420</text:p>
              </table:table-cell>
              <table:table-cell office:value-type="float" office:value="30">
                <text:p>30</text:p>
              </table:table-cell>
              <table:table-cell office:value-type="float" office:value="-5579">
                <text:p>-5579</text:p>
              </table:table-cell>
            </table:table-row>
            <table:table-row>
              <table:table-cell office:value-type="float" office:value="279420">
                <text:p>279420</text:p>
              </table:table-cell>
              <table:table-cell office:value-type="float" office:value="30">
                <text:p>30</text:p>
              </table:table-cell>
              <table:table-cell office:value-type="float" office:value="-5579">
                <text:p>-5579</text:p>
              </table:table-cell>
            </table:table-row>
            <table:table-row>
              <table:table-cell office:value-type="float" office:value="279420">
                <text:p>279420</text:p>
              </table:table-cell>
              <table:table-cell office:value-type="float" office:value="35">
                <text:p>35</text:p>
              </table:table-cell>
              <table:table-cell office:value-type="float" office:value="-7811">
                <text:p>-7811</text:p>
              </table:table-cell>
            </table:table-row>
            <table:table-row>
              <table:table-cell office:value-type="float" office:value="281700">
                <text:p>281700</text:p>
              </table:table-cell>
              <table:table-cell office:value-type="float" office:value="35">
                <text:p>35</text:p>
              </table:table-cell>
              <table:table-cell office:value-type="float" office:value="-7811">
                <text:p>-7811</text:p>
              </table:table-cell>
            </table:table-row>
            <table:table-row>
              <table:table-cell office:value-type="float" office:value="281700">
                <text:p>281700</text:p>
              </table:table-cell>
              <table:table-cell office:value-type="float" office:value="35">
                <text:p>35</text:p>
              </table:table-cell>
              <table:table-cell office:value-type="float" office:value="-7811">
                <text:p>-7811</text:p>
              </table:table-cell>
            </table:table-row>
            <table:table-row>
              <table:table-cell office:value-type="float" office:value="281700">
                <text:p>281700</text:p>
              </table:table-cell>
              <table:table-cell office:value-type="float" office:value="36">
                <text:p>36</text:p>
              </table:table-cell>
              <table:table-cell office:value-type="float" office:value="-10229">
                <text:p>-10229</text:p>
              </table:table-cell>
            </table:table-row>
            <table:table-row>
              <table:table-cell office:value-type="float" office:value="283946">
                <text:p>283946</text:p>
              </table:table-cell>
              <table:table-cell office:value-type="float" office:value="36">
                <text:p>36</text:p>
              </table:table-cell>
              <table:table-cell office:value-type="float" office:value="-10229">
                <text:p>-10229</text:p>
              </table:table-cell>
            </table:table-row>
            <table:table-row>
              <table:table-cell office:value-type="float" office:value="283946">
                <text:p>283946</text:p>
              </table:table-cell>
              <table:table-cell office:value-type="float" office:value="36">
                <text:p>36</text:p>
              </table:table-cell>
              <table:table-cell office:value-type="float" office:value="-10229">
                <text:p>-10229</text:p>
              </table:table-cell>
            </table:table-row>
            <table:table-row>
              <table:table-cell office:value-type="float" office:value="283946">
                <text:p>283946</text:p>
              </table:table-cell>
              <table:table-cell office:value-type="float" office:value="36">
                <text:p>36</text:p>
              </table:table-cell>
              <table:table-cell office:value-type="float" office:value="-10229">
                <text:p>-10229</text:p>
              </table:table-cell>
            </table:table-row>
            <table:table-row>
              <table:table-cell office:value-type="float" office:value="283946">
                <text:p>283946</text:p>
              </table:table-cell>
              <table:table-cell office:value-type="float" office:value="28">
                <text:p>28</text:p>
              </table:table-cell>
              <table:table-cell office:value-type="float" office:value="-13238">
                <text:p>-13238</text:p>
              </table:table-cell>
            </table:table-row>
            <table:table-row>
              <table:table-cell office:value-type="float" office:value="286191">
                <text:p>286191</text:p>
              </table:table-cell>
              <table:table-cell office:value-type="float" office:value="28">
                <text:p>28</text:p>
              </table:table-cell>
              <table:table-cell office:value-type="float" office:value="-13238">
                <text:p>-13238</text:p>
              </table:table-cell>
            </table:table-row>
            <table:table-row>
              <table:table-cell office:value-type="float" office:value="286191">
                <text:p>286191</text:p>
              </table:table-cell>
              <table:table-cell office:value-type="float" office:value="28">
                <text:p>28</text:p>
              </table:table-cell>
              <table:table-cell office:value-type="float" office:value="-13238">
                <text:p>-13238</text:p>
              </table:table-cell>
            </table:table-row>
            <table:table-row>
              <table:table-cell office:value-type="float" office:value="286191">
                <text:p>286191</text:p>
              </table:table-cell>
              <table:table-cell office:value-type="float" office:value="22">
                <text:p>22</text:p>
              </table:table-cell>
              <table:table-cell office:value-type="float" office:value="-16094">
                <text:p>-16094</text:p>
              </table:table-cell>
            </table:table-row>
            <table:table-row>
              <table:table-cell office:value-type="float" office:value="288456">
                <text:p>288456</text:p>
              </table:table-cell>
              <table:table-cell office:value-type="float" office:value="22">
                <text:p>22</text:p>
              </table:table-cell>
              <table:table-cell office:value-type="float" office:value="-16094">
                <text:p>-16094</text:p>
              </table:table-cell>
            </table:table-row>
            <table:table-row>
              <table:table-cell office:value-type="float" office:value="288456">
                <text:p>288456</text:p>
              </table:table-cell>
              <table:table-cell office:value-type="float" office:value="22">
                <text:p>22</text:p>
              </table:table-cell>
              <table:table-cell office:value-type="float" office:value="-16094">
                <text:p>-16094</text:p>
              </table:table-cell>
            </table:table-row>
            <table:table-row>
              <table:table-cell office:value-type="float" office:value="288456">
                <text:p>288456</text:p>
              </table:table-cell>
              <table:table-cell office:value-type="float" office:value="22">
                <text:p>22</text:p>
              </table:table-cell>
              <table:table-cell office:value-type="float" office:value="-16094">
                <text:p>-16094</text:p>
              </table:table-cell>
            </table:table-row>
            <table:table-row>
              <table:table-cell office:value-type="float" office:value="288456">
                <text:p>288456</text:p>
              </table:table-cell>
              <table:table-cell office:value-type="float" office:value="21">
                <text:p>21</text:p>
              </table:table-cell>
              <table:table-cell office:value-type="float" office:value="-18668">
                <text:p>-18668</text:p>
              </table:table-cell>
            </table:table-row>
            <table:table-row>
              <table:table-cell office:value-type="float" office:value="290701">
                <text:p>290701</text:p>
              </table:table-cell>
              <table:table-cell office:value-type="float" office:value="21">
                <text:p>21</text:p>
              </table:table-cell>
              <table:table-cell office:value-type="float" office:value="-18668">
                <text:p>-18668</text:p>
              </table:table-cell>
            </table:table-row>
            <table:table-row>
              <table:table-cell office:value-type="float" office:value="290701">
                <text:p>290701</text:p>
              </table:table-cell>
              <table:table-cell office:value-type="float" office:value="21">
                <text:p>21</text:p>
              </table:table-cell>
              <table:table-cell office:value-type="float" office:value="-18668">
                <text:p>-18668</text:p>
              </table:table-cell>
            </table:table-row>
            <table:table-row>
              <table:table-cell office:value-type="float" office:value="290701">
                <text:p>290701</text:p>
              </table:table-cell>
              <table:table-cell office:value-type="float" office:value="28">
                <text:p>28</text:p>
              </table:table-cell>
              <table:table-cell office:value-type="float" office:value="-20710">
                <text:p>-20710</text:p>
              </table:table-cell>
            </table:table-row>
            <table:table-row>
              <table:table-cell office:value-type="float" office:value="292949">
                <text:p>292949</text:p>
              </table:table-cell>
              <table:table-cell office:value-type="float" office:value="28">
                <text:p>28</text:p>
              </table:table-cell>
              <table:table-cell office:value-type="float" office:value="-20710">
                <text:p>-20710</text:p>
              </table:table-cell>
            </table:table-row>
            <table:table-row>
              <table:table-cell office:value-type="float" office:value="292949">
                <text:p>292949</text:p>
              </table:table-cell>
              <table:table-cell office:value-type="float" office:value="28">
                <text:p>28</text:p>
              </table:table-cell>
              <table:table-cell office:value-type="float" office:value="-20710">
                <text:p>-20710</text:p>
              </table:table-cell>
            </table:table-row>
            <table:table-row>
              <table:table-cell office:value-type="float" office:value="292949">
                <text:p>292949</text:p>
              </table:table-cell>
              <table:table-cell office:value-type="float" office:value="28">
                <text:p>28</text:p>
              </table:table-cell>
              <table:table-cell office:value-type="float" office:value="-20710">
                <text:p>-20710</text:p>
              </table:table-cell>
            </table:table-row>
            <table:table-row>
              <table:table-cell office:value-type="float" office:value="292949">
                <text:p>292949</text:p>
              </table:table-cell>
              <table:table-cell office:value-type="float" office:value="38">
                <text:p>38</text:p>
              </table:table-cell>
              <table:table-cell office:value-type="float" office:value="-22579">
                <text:p>-22579</text:p>
              </table:table-cell>
            </table:table-row>
            <table:table-row>
              <table:table-cell office:value-type="float" office:value="295201">
                <text:p>295201</text:p>
              </table:table-cell>
              <table:table-cell office:value-type="float" office:value="38">
                <text:p>38</text:p>
              </table:table-cell>
              <table:table-cell office:value-type="float" office:value="-22579">
                <text:p>-22579</text:p>
              </table:table-cell>
            </table:table-row>
            <table:table-row>
              <table:table-cell office:value-type="float" office:value="295201">
                <text:p>295201</text:p>
              </table:table-cell>
              <table:table-cell office:value-type="float" office:value="38">
                <text:p>38</text:p>
              </table:table-cell>
              <table:table-cell office:value-type="float" office:value="-22579">
                <text:p>-22579</text:p>
              </table:table-cell>
            </table:table-row>
            <table:table-row>
              <table:table-cell office:value-type="float" office:value="295201">
                <text:p>295201</text:p>
              </table:table-cell>
              <table:table-cell office:value-type="float" office:value="38">
                <text:p>38</text:p>
              </table:table-cell>
              <table:table-cell office:value-type="float" office:value="-22579">
                <text:p>-22579</text:p>
              </table:table-cell>
            </table:table-row>
            <table:table-row>
              <table:table-cell office:value-type="float" office:value="295201">
                <text:p>295201</text:p>
              </table:table-cell>
              <table:table-cell office:value-type="float" office:value="3">
                <text:p>3</text:p>
              </table:table-cell>
              <table:table-cell office:value-type="float" office:value="-24776">
                <text:p>-24776</text:p>
              </table:table-cell>
            </table:table-row>
            <table:table-row>
              <table:table-cell office:value-type="float" office:value="297458">
                <text:p>297458</text:p>
              </table:table-cell>
              <table:table-cell office:value-type="float" office:value="3">
                <text:p>3</text:p>
              </table:table-cell>
              <table:table-cell office:value-type="float" office:value="-24776">
                <text:p>-24776</text:p>
              </table:table-cell>
            </table:table-row>
            <table:table-row>
              <table:table-cell office:value-type="float" office:value="297458">
                <text:p>297458</text:p>
              </table:table-cell>
              <table:table-cell office:value-type="float" office:value="3">
                <text:p>3</text:p>
              </table:table-cell>
              <table:table-cell office:value-type="float" office:value="-24776">
                <text:p>-24776</text:p>
              </table:table-cell>
            </table:table-row>
            <table:table-row>
              <table:table-cell office:value-type="float" office:value="297458">
                <text:p>297458</text:p>
              </table:table-cell>
              <table:table-cell office:value-type="float" office:value="25">
                <text:p>25</text:p>
              </table:table-cell>
              <table:table-cell office:value-type="float" office:value="-25901">
                <text:p>-25901</text:p>
              </table:table-cell>
            </table:table-row>
            <table:table-row>
              <table:table-cell office:value-type="float" office:value="299708">
                <text:p>299708</text:p>
              </table:table-cell>
              <table:table-cell office:value-type="float" office:value="25">
                <text:p>25</text:p>
              </table:table-cell>
              <table:table-cell office:value-type="float" office:value="-25901">
                <text:p>-25901</text:p>
              </table:table-cell>
            </table:table-row>
            <table:table-row>
              <table:table-cell office:value-type="float" office:value="299708">
                <text:p>299708</text:p>
              </table:table-cell>
              <table:table-cell office:value-type="float" office:value="25">
                <text:p>25</text:p>
              </table:table-cell>
              <table:table-cell office:value-type="float" office:value="-25901">
                <text:p>-25901</text:p>
              </table:table-cell>
            </table:table-row>
            <table:table-row>
              <table:table-cell office:value-type="float" office:value="299708">
                <text:p>299708</text:p>
              </table:table-cell>
              <table:table-cell office:value-type="float" office:value="25">
                <text:p>25</text:p>
              </table:table-cell>
              <table:table-cell office:value-type="float" office:value="-25901">
                <text:p>-25901</text:p>
              </table:table-cell>
            </table:table-row>
            <table:table-row>
              <table:table-cell office:value-type="float" office:value="299708">
                <text:p>299708</text:p>
              </table:table-cell>
              <table:table-cell office:value-type="float" office:value="4">
                <text:p>4</text:p>
              </table:table-cell>
              <table:table-cell office:value-type="float" office:value="-27217">
                <text:p>-27217</text:p>
              </table:table-cell>
            </table:table-row>
            <table:table-row>
              <table:table-cell office:value-type="float" office:value="301967">
                <text:p>301967</text:p>
              </table:table-cell>
              <table:table-cell office:value-type="float" office:value="4">
                <text:p>4</text:p>
              </table:table-cell>
              <table:table-cell office:value-type="float" office:value="-27217">
                <text:p>-27217</text:p>
              </table:table-cell>
            </table:table-row>
            <table:table-row>
              <table:table-cell office:value-type="float" office:value="301967">
                <text:p>301967</text:p>
              </table:table-cell>
              <table:table-cell office:value-type="float" office:value="4">
                <text:p>4</text:p>
              </table:table-cell>
              <table:table-cell office:value-type="float" office:value="-27217">
                <text:p>-27217</text:p>
              </table:table-cell>
            </table:table-row>
            <table:table-row>
              <table:table-cell office:value-type="float" office:value="301967">
                <text:p>301967</text:p>
              </table:table-cell>
              <table:table-cell office:value-type="float" office:value="36">
                <text:p>36</text:p>
              </table:table-cell>
              <table:table-cell office:value-type="float" office:value="-27699">
                <text:p>-27699</text:p>
              </table:table-cell>
            </table:table-row>
            <table:table-row>
              <table:table-cell office:value-type="float" office:value="304219">
                <text:p>304219</text:p>
              </table:table-cell>
              <table:table-cell office:value-type="float" office:value="36">
                <text:p>36</text:p>
              </table:table-cell>
              <table:table-cell office:value-type="float" office:value="-27699">
                <text:p>-27699</text:p>
              </table:table-cell>
            </table:table-row>
            <table:table-row>
              <table:table-cell office:value-type="float" office:value="304219">
                <text:p>304219</text:p>
              </table:table-cell>
              <table:table-cell office:value-type="float" office:value="36">
                <text:p>36</text:p>
              </table:table-cell>
              <table:table-cell office:value-type="float" office:value="-27699">
                <text:p>-27699</text:p>
              </table:table-cell>
            </table:table-row>
            <table:table-row>
              <table:table-cell office:value-type="float" office:value="304219">
                <text:p>304219</text:p>
              </table:table-cell>
              <table:table-cell office:value-type="float" office:value="36">
                <text:p>36</text:p>
              </table:table-cell>
              <table:table-cell office:value-type="float" office:value="-27699">
                <text:p>-27699</text:p>
              </table:table-cell>
            </table:table-row>
            <table:table-row>
              <table:table-cell office:value-type="float" office:value="304219">
                <text:p>304219</text:p>
              </table:table-cell>
              <table:table-cell office:value-type="float" office:value="21">
                <text:p>21</text:p>
              </table:table-cell>
              <table:table-cell office:value-type="float" office:value="-28637">
                <text:p>-28637</text:p>
              </table:table-cell>
            </table:table-row>
            <table:table-row>
              <table:table-cell office:value-type="float" office:value="306475">
                <text:p>306475</text:p>
              </table:table-cell>
              <table:table-cell office:value-type="float" office:value="21">
                <text:p>21</text:p>
              </table:table-cell>
              <table:table-cell office:value-type="float" office:value="-28637">
                <text:p>-28637</text:p>
              </table:table-cell>
            </table:table-row>
            <table:table-row>
              <table:table-cell office:value-type="float" office:value="306475">
                <text:p>306475</text:p>
              </table:table-cell>
              <table:table-cell office:value-type="float" office:value="21">
                <text:p>21</text:p>
              </table:table-cell>
              <table:table-cell office:value-type="float" office:value="-28637">
                <text:p>-28637</text:p>
              </table:table-cell>
            </table:table-row>
            <table:table-row>
              <table:table-cell office:value-type="float" office:value="306475">
                <text:p>306475</text:p>
              </table:table-cell>
              <table:table-cell office:value-type="float" office:value="13">
                <text:p>13</text:p>
              </table:table-cell>
              <table:table-cell office:value-type="float" office:value="-29144">
                <text:p>-29144</text:p>
              </table:table-cell>
            </table:table-row>
            <table:table-row>
              <table:table-cell office:value-type="float" office:value="308730">
                <text:p>308730</text:p>
              </table:table-cell>
              <table:table-cell office:value-type="float" office:value="13">
                <text:p>13</text:p>
              </table:table-cell>
              <table:table-cell office:value-type="float" office:value="-29144">
                <text:p>-29144</text:p>
              </table:table-cell>
            </table:table-row>
            <table:table-row>
              <table:table-cell office:value-type="float" office:value="308730">
                <text:p>308730</text:p>
              </table:table-cell>
              <table:table-cell office:value-type="float" office:value="13">
                <text:p>13</text:p>
              </table:table-cell>
              <table:table-cell office:value-type="float" office:value="-29144">
                <text:p>-29144</text:p>
              </table:table-cell>
            </table:table-row>
            <table:table-row>
              <table:table-cell office:value-type="float" office:value="308730">
                <text:p>308730</text:p>
              </table:table-cell>
              <table:table-cell office:value-type="float" office:value="13">
                <text:p>13</text:p>
              </table:table-cell>
              <table:table-cell office:value-type="float" office:value="-29144">
                <text:p>-29144</text:p>
              </table:table-cell>
            </table:table-row>
            <table:table-row>
              <table:table-cell office:value-type="float" office:value="308730">
                <text:p>308730</text:p>
              </table:table-cell>
              <table:table-cell office:value-type="float" office:value="12">
                <text:p>12</text:p>
              </table:table-cell>
              <table:table-cell office:value-type="float" office:value="-29200">
                <text:p>-29200</text:p>
              </table:table-cell>
            </table:table-row>
            <table:table-row>
              <table:table-cell office:value-type="float" office:value="310990">
                <text:p>310990</text:p>
              </table:table-cell>
              <table:table-cell office:value-type="float" office:value="12">
                <text:p>12</text:p>
              </table:table-cell>
              <table:table-cell office:value-type="float" office:value="-29200">
                <text:p>-29200</text:p>
              </table:table-cell>
            </table:table-row>
            <table:table-row>
              <table:table-cell office:value-type="float" office:value="310990">
                <text:p>310990</text:p>
              </table:table-cell>
              <table:table-cell office:value-type="float" office:value="12">
                <text:p>12</text:p>
              </table:table-cell>
              <table:table-cell office:value-type="float" office:value="-29200">
                <text:p>-29200</text:p>
              </table:table-cell>
            </table:table-row>
            <table:table-row>
              <table:table-cell office:value-type="float" office:value="310990">
                <text:p>310990</text:p>
              </table:table-cell>
              <table:table-cell office:value-type="float" office:value="12">
                <text:p>12</text:p>
              </table:table-cell>
              <table:table-cell office:value-type="float" office:value="-29200">
                <text:p>-29200</text:p>
              </table:table-cell>
            </table:table-row>
            <table:table-row>
              <table:table-cell office:value-type="float" office:value="310990">
                <text:p>310990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3242">
                <text:p>313242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3242">
                <text:p>313242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3242">
                <text:p>313242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5497">
                <text:p>315497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5497">
                <text:p>315497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5497">
                <text:p>315497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5497">
                <text:p>315497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7733">
                <text:p>317733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7733">
                <text:p>317733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17733">
                <text:p>317733</text:p>
              </table:table-cell>
              <table:table-cell office:value-type="float" office:value="12">
                <text:p>12</text:p>
              </table:table-cell>
              <table:table-cell office:value-type="float" office:value="-29199">
                <text:p>-29199</text:p>
              </table:table-cell>
            </table:table-row>
            <table:table-row>
              <table:table-cell office:value-type="float" office:value="319967">
                <text:p>319967</text:p>
              </table:table-cell>
              <table:table-cell office:value-type="float" office:value="12">
                <text:p>12</text:p>
              </table:table-cell>
              <table:table-cell office:value-type="float" office:value="-29199">
                <text:p>-29199</text:p>
              </table:table-cell>
            </table:table-row>
            <table:table-row>
              <table:table-cell office:value-type="float" office:value="319967">
                <text:p>319967</text:p>
              </table:table-cell>
              <table:table-cell office:value-type="float" office:value="12">
                <text:p>12</text:p>
              </table:table-cell>
              <table:table-cell office:value-type="float" office:value="-29199">
                <text:p>-29199</text:p>
              </table:table-cell>
            </table:table-row>
            <table:table-row>
              <table:table-cell office:value-type="float" office:value="319967">
                <text:p>319967</text:p>
              </table:table-cell>
              <table:table-cell office:value-type="float" office:value="12">
                <text:p>12</text:p>
              </table:table-cell>
              <table:table-cell office:value-type="float" office:value="-29199">
                <text:p>-29199</text:p>
              </table:table-cell>
            </table:table-row>
            <table:table-row>
              <table:table-cell office:value-type="float" office:value="319967">
                <text:p>319967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2203">
                <text:p>322203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2203">
                <text:p>322203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2203">
                <text:p>322203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4441">
                <text:p>324441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4441">
                <text:p>324441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4441">
                <text:p>324441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4441">
                <text:p>324441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6686">
                <text:p>326686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6686">
                <text:p>326686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6686">
                <text:p>326686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26686">
                <text:p>326686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28922">
                <text:p>328922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28922">
                <text:p>328922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28922">
                <text:p>328922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31159">
                <text:p>331159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31159">
                <text:p>331159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31159">
                <text:p>331159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31159">
                <text:p>331159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33399">
                <text:p>333399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33399">
                <text:p>333399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33399">
                <text:p>333399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35669">
                <text:p>335669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35669">
                <text:p>335669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35669">
                <text:p>335669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35669">
                <text:p>335669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37944">
                <text:p>337944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37944">
                <text:p>337944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37944">
                <text:p>337944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40225">
                <text:p>340225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40225">
                <text:p>340225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40225">
                <text:p>340225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40225">
                <text:p>340225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42481">
                <text:p>342481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42481">
                <text:p>342481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42481">
                <text:p>342481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42481">
                <text:p>342481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44722">
                <text:p>344722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44722">
                <text:p>344722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44722">
                <text:p>344722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46976">
                <text:p>346976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46976">
                <text:p>346976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46976">
                <text:p>346976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46976">
                <text:p>346976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49235">
                <text:p>349235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49235">
                <text:p>349235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49235">
                <text:p>349235</text:p>
              </table:table-cell>
              <table:table-cell office:value-type="float" office:value="12">
                <text:p>12</text:p>
              </table:table-cell>
              <table:table-cell office:value-type="float" office:value="-29199">
                <text:p>-29199</text:p>
              </table:table-cell>
            </table:table-row>
            <table:table-row>
              <table:table-cell office:value-type="float" office:value="351482">
                <text:p>351482</text:p>
              </table:table-cell>
              <table:table-cell office:value-type="float" office:value="12">
                <text:p>12</text:p>
              </table:table-cell>
              <table:table-cell office:value-type="float" office:value="-29199">
                <text:p>-29199</text:p>
              </table:table-cell>
            </table:table-row>
            <table:table-row>
              <table:table-cell office:value-type="float" office:value="351482">
                <text:p>351482</text:p>
              </table:table-cell>
              <table:table-cell office:value-type="float" office:value="12">
                <text:p>12</text:p>
              </table:table-cell>
              <table:table-cell office:value-type="float" office:value="-29199">
                <text:p>-29199</text:p>
              </table:table-cell>
            </table:table-row>
            <table:table-row>
              <table:table-cell office:value-type="float" office:value="351482">
                <text:p>351482</text:p>
              </table:table-cell>
              <table:table-cell office:value-type="float" office:value="12">
                <text:p>12</text:p>
              </table:table-cell>
              <table:table-cell office:value-type="float" office:value="-29199">
                <text:p>-29199</text:p>
              </table:table-cell>
            </table:table-row>
            <table:table-row>
              <table:table-cell office:value-type="float" office:value="351482">
                <text:p>351482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53743">
                <text:p>353743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53743">
                <text:p>353743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53743">
                <text:p>353743</text:p>
              </table:table-cell>
              <table:table-cell office:value-type="float" office:value="12">
                <text:p>12</text:p>
              </table:table-cell>
              <table:table-cell office:value-type="float" office:value="-29193">
                <text:p>-29193</text:p>
              </table:table-cell>
            </table:table-row>
            <table:table-row>
              <table:table-cell office:value-type="float" office:value="356008">
                <text:p>356008</text:p>
              </table:table-cell>
              <table:table-cell office:value-type="float" office:value="12">
                <text:p>12</text:p>
              </table:table-cell>
              <table:table-cell office:value-type="float" office:value="-29193">
                <text:p>-29193</text:p>
              </table:table-cell>
            </table:table-row>
            <table:table-row>
              <table:table-cell office:value-type="float" office:value="356008">
                <text:p>356008</text:p>
              </table:table-cell>
              <table:table-cell office:value-type="float" office:value="12">
                <text:p>12</text:p>
              </table:table-cell>
              <table:table-cell office:value-type="float" office:value="-29193">
                <text:p>-29193</text:p>
              </table:table-cell>
            </table:table-row>
            <table:table-row>
              <table:table-cell office:value-type="float" office:value="356008">
                <text:p>356008</text:p>
              </table:table-cell>
              <table:table-cell office:value-type="float" office:value="12">
                <text:p>12</text:p>
              </table:table-cell>
              <table:table-cell office:value-type="float" office:value="-29193">
                <text:p>-29193</text:p>
              </table:table-cell>
            </table:table-row>
            <table:table-row>
              <table:table-cell office:value-type="float" office:value="356008">
                <text:p>356008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58250">
                <text:p>358250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58250">
                <text:p>358250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58250">
                <text:p>358250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58250">
                <text:p>358250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60489">
                <text:p>360489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60489">
                <text:p>360489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60489">
                <text:p>360489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62726">
                <text:p>362726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62726">
                <text:p>362726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62726">
                <text:p>362726</text:p>
              </table:table-cell>
              <table:table-cell office:value-type="float" office:value="12">
                <text:p>12</text:p>
              </table:table-cell>
              <table:table-cell office:value-type="float" office:value="-29196">
                <text:p>-29196</text:p>
              </table:table-cell>
            </table:table-row>
            <table:table-row>
              <table:table-cell office:value-type="float" office:value="362726">
                <text:p>362726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64973">
                <text:p>364973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64973">
                <text:p>364973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64973">
                <text:p>364973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67234">
                <text:p>367234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67234">
                <text:p>367234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67234">
                <text:p>367234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67234">
                <text:p>367234</text:p>
              </table:table-cell>
              <table:table-cell office:value-type="float" office:value="12">
                <text:p>12</text:p>
              </table:table-cell>
              <table:table-cell office:value-type="float" office:value="-29193">
                <text:p>-29193</text:p>
              </table:table-cell>
            </table:table-row>
            <table:table-row>
              <table:table-cell office:value-type="float" office:value="369489">
                <text:p>369489</text:p>
              </table:table-cell>
              <table:table-cell office:value-type="float" office:value="12">
                <text:p>12</text:p>
              </table:table-cell>
              <table:table-cell office:value-type="float" office:value="-29193">
                <text:p>-29193</text:p>
              </table:table-cell>
            </table:table-row>
            <table:table-row>
              <table:table-cell office:value-type="float" office:value="369489">
                <text:p>369489</text:p>
              </table:table-cell>
              <table:table-cell office:value-type="float" office:value="12">
                <text:p>12</text:p>
              </table:table-cell>
              <table:table-cell office:value-type="float" office:value="-29193">
                <text:p>-29193</text:p>
              </table:table-cell>
            </table:table-row>
            <table:table-row>
              <table:table-cell office:value-type="float" office:value="369489">
                <text:p>369489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71745">
                <text:p>371745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71745">
                <text:p>371745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71745">
                <text:p>371745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71745">
                <text:p>371745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74006">
                <text:p>374006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74006">
                <text:p>374006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74006">
                <text:p>374006</text:p>
              </table:table-cell>
              <table:table-cell office:value-type="float" office:value="12">
                <text:p>12</text:p>
              </table:table-cell>
              <table:table-cell office:value-type="float" office:value="-29198">
                <text:p>-29198</text:p>
              </table:table-cell>
            </table:table-row>
            <table:table-row>
              <table:table-cell office:value-type="float" office:value="374006">
                <text:p>374006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76265">
                <text:p>376265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76265">
                <text:p>376265</text:p>
              </table:table-cell>
              <table:table-cell office:value-type="float" office:value="12">
                <text:p>12</text:p>
              </table:table-cell>
              <table:table-cell office:value-type="float" office:value="-29195">
                <text:p>-29195</text:p>
              </table:table-cell>
            </table:table-row>
            <table:table-row>
              <table:table-cell office:value-type="float" office:value="376265">
                <text:p>376265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78517">
                <text:p>378517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78517">
                <text:p>378517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78517">
                <text:p>378517</text:p>
              </table:table-cell>
              <table:table-cell office:value-type="float" office:value="12">
                <text:p>12</text:p>
              </table:table-cell>
              <table:table-cell office:value-type="float" office:value="-29194">
                <text:p>-29194</text:p>
              </table:table-cell>
            </table:table-row>
            <table:table-row>
              <table:table-cell office:value-type="float" office:value="378517">
                <text:p>378517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80769">
                <text:p>380769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  <table:table-row>
              <table:table-cell office:value-type="float" office:value="380769">
                <text:p>380769</text:p>
              </table:table-cell>
              <table:table-cell office:value-type="float" office:value="12">
                <text:p>12</text:p>
              </table:table-cell>
              <table:table-cell office:value-type="float" office:value="-29197">
                <text:p>-29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